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20c9" officeooo:paragraph-rsid="001f20c9"/>
    </style:style>
    <style:style style:name="P2" style:family="paragraph" style:parent-style-name="Standard">
      <style:text-properties fo:font-size="16pt" style:text-underline-style="solid" style:text-underline-width="auto" style:text-underline-color="font-color" fo:font-weight="bold" officeooo:rsid="002045ca" officeooo:paragraph-rsid="002045ca" style:font-size-asian="14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2045ca" officeooo:paragraph-rsid="00220443" style:font-size-asian="14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2045ca" officeooo:paragraph-rsid="0022dfbb"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20pt" officeooo:rsid="001f20c9" officeooo:paragraph-rsid="001f20c9" style:font-size-asian="17.5pt" style:font-size-complex="20pt"/>
    </style:style>
    <style:style style:name="P6" style:family="paragraph" style:parent-style-name="Standard">
      <style:text-properties fo:font-size="14pt" style:text-underline-style="none" fo:font-weight="normal" officeooo:rsid="0021c417" officeooo:paragraph-rsid="0021c417" style:font-size-asian="12.25pt" style:font-weight-asian="normal" style:font-size-complex="14pt" style:font-weight-complex="normal"/>
    </style:style>
    <style:style style:name="P7" style:family="paragraph" style:parent-style-name="Standard">
      <style:text-properties fo:font-size="14pt" style:text-underline-style="none" fo:font-weight="normal" officeooo:rsid="00220443" officeooo:paragraph-rsid="00220443" style:font-size-asian="12.25pt" style:font-weight-asian="normal" style:font-size-complex="14pt" style:font-weight-complex="normal"/>
    </style:style>
    <style:style style:name="P8" style:family="paragraph" style:parent-style-name="Standard">
      <style:text-properties fo:font-size="14pt" style:text-underline-style="none" fo:font-weight="normal" officeooo:rsid="0022dfbb" officeooo:paragraph-rsid="0022dfbb"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287d8c" officeooo:paragraph-rsid="00287d8c"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287d8c" officeooo:paragraph-rsid="002771c4"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28c352" officeooo:paragraph-rsid="0028c352" style:font-size-asian="12.25pt" style:font-weight-asian="normal" style:font-size-complex="14pt" style:font-weight-complex="normal"/>
    </style:style>
    <style:style style:name="P12" style:family="paragraph" style:parent-style-name="Standard">
      <style:text-properties fo:font-size="14pt" style:text-underline-style="none" fo:font-weight="normal" officeooo:rsid="0029ca64" officeooo:paragraph-rsid="0029ca64" style:font-size-asian="12.25pt" style:font-weight-asian="normal" style:font-size-complex="14pt" style:font-weight-complex="normal"/>
    </style:style>
    <style:style style:name="P13" style:family="paragraph" style:parent-style-name="Standard">
      <style:text-properties fo:font-size="14pt" style:text-underline-style="none" fo:font-weight="normal" officeooo:rsid="002b5473" officeooo:paragraph-rsid="002b5473" style:font-size-asian="12.25pt" style:font-weight-asian="normal" style:font-size-complex="14pt" style:font-weight-complex="normal"/>
    </style:style>
    <style:style style:name="P14" style:family="paragraph" style:parent-style-name="Standard">
      <style:text-properties officeooo:rsid="00236c80" officeooo:paragraph-rsid="00236c80"/>
    </style:style>
    <style:style style:name="P15" style:family="paragraph" style:parent-style-name="Standard">
      <style:text-properties officeooo:paragraph-rsid="002771c4"/>
    </style:style>
    <style:style style:name="P16" style:family="paragraph" style:parent-style-name="Standard">
      <style:text-properties officeooo:rsid="0027d645" officeooo:paragraph-rsid="00287d8c"/>
    </style:style>
    <style:style style:name="P17" style:family="paragraph" style:parent-style-name="Standard">
      <style:text-properties fo:font-size="16pt" style:text-underline-style="solid" style:text-underline-width="auto" style:text-underline-color="font-color" fo:font-weight="bold" officeooo:rsid="001f20c9" officeooo:paragraph-rsid="001f20c9" style:font-size-asian="16pt" style:font-weight-asian="bold" style:font-size-complex="16pt" style:font-weight-complex="bold"/>
    </style:style>
    <style:style style:name="P18" style:family="paragraph" style:parent-style-name="Standard">
      <style:text-properties fo:font-size="16pt" style:text-underline-style="solid" style:text-underline-width="auto" style:text-underline-color="font-color" fo:font-weight="bold" officeooo:rsid="002045ca" officeooo:paragraph-rsid="002c9e4f" style:font-size-asian="14pt" style:font-weight-asian="bold" style:font-size-complex="16pt" style:font-weight-complex="bold"/>
    </style:style>
    <style:style style:name="P19" style:family="paragraph" style:parent-style-name="Standard">
      <style:text-properties fo:font-size="16pt" style:text-underline-style="solid" style:text-underline-width="auto" style:text-underline-color="font-color" fo:font-weight="bold" officeooo:rsid="002045ca" officeooo:paragraph-rsid="0032d862" style:font-size-asian="14pt" style:font-weight-asian="bold" style:font-size-complex="16pt" style:font-weight-complex="bold"/>
    </style:style>
    <style:style style:name="P20" style:family="paragraph" style:parent-style-name="Standard">
      <style:text-properties fo:font-size="16pt" style:text-underline-style="solid" style:text-underline-width="auto" style:text-underline-color="font-color" fo:font-weight="bold" officeooo:rsid="002045ca" officeooo:paragraph-rsid="003a129c" style:font-size-asian="14pt" style:font-weight-asian="bold" style:font-size-complex="16pt" style:font-weight-complex="bold"/>
    </style:style>
    <style:style style:name="P21" style:family="paragraph" style:parent-style-name="Standard">
      <style:text-properties fo:font-size="16pt" style:text-underline-style="solid" style:text-underline-width="auto" style:text-underline-color="font-color" fo:font-weight="bold" officeooo:rsid="002045ca" officeooo:paragraph-rsid="00460ecd" style:font-size-asian="14pt" style:font-weight-asian="bold" style:font-size-complex="16pt" style:font-weight-complex="bold"/>
    </style:style>
    <style:style style:name="P22" style:family="paragraph" style:parent-style-name="Standard">
      <style:text-properties fo:font-size="16pt" style:text-underline-style="solid" style:text-underline-width="auto" style:text-underline-color="font-color" fo:font-weight="bold" officeooo:rsid="003a596a" officeooo:paragraph-rsid="003a129c" style:font-size-asian="14pt" style:font-weight-asian="bold" style:font-size-complex="16pt" style:font-weight-complex="bold"/>
    </style:style>
    <style:style style:name="P23" style:family="paragraph" style:parent-style-name="Standard">
      <style:text-properties fo:font-size="16pt" style:text-underline-style="solid" style:text-underline-width="auto" style:text-underline-color="font-color" fo:font-weight="bold" officeooo:rsid="0042685a" officeooo:paragraph-rsid="0042685a" style:font-size-asian="14pt" style:font-weight-asian="bold" style:font-size-complex="16pt" style:font-weight-complex="bold"/>
    </style:style>
    <style:style style:name="P24" style:family="paragraph" style:parent-style-name="Standard">
      <style:text-properties fo:font-size="16pt" style:text-underline-style="solid" style:text-underline-width="auto" style:text-underline-color="font-color" fo:font-weight="bold" officeooo:rsid="004601e2" officeooo:paragraph-rsid="004601e2" style:font-size-asian="14pt" style:font-weight-asian="bold" style:font-size-complex="16pt" style:font-weight-complex="bold"/>
    </style:style>
    <style:style style:name="P25" style:family="paragraph" style:parent-style-name="Standard">
      <style:text-properties fo:font-size="14pt" style:text-underline-style="none" fo:font-weight="normal" officeooo:rsid="002771c4" officeooo:paragraph-rsid="002771c4" style:font-size-asian="12.25pt" style:font-weight-asian="normal" style:font-size-complex="14pt" style:font-weight-complex="normal"/>
    </style:style>
    <style:style style:name="P26" style:family="paragraph" style:parent-style-name="Standard">
      <style:text-properties fo:font-size="14pt" style:text-underline-style="none" fo:font-weight="normal" officeooo:rsid="00220443" officeooo:paragraph-rsid="00220443" style:font-size-asian="12.25pt" style:font-weight-asian="normal" style:font-size-complex="14pt" style:font-weight-complex="normal"/>
    </style:style>
    <style:style style:name="P27" style:family="paragraph" style:parent-style-name="Standard">
      <style:text-properties fo:font-size="14pt" style:text-underline-style="none" fo:font-weight="normal" officeooo:rsid="0027d645" officeooo:paragraph-rsid="002c9e4f" style:font-size-asian="12.25pt" style:font-weight-asian="normal" style:font-size-complex="14pt" style:font-weight-complex="normal"/>
    </style:style>
    <style:style style:name="P28" style:family="paragraph" style:parent-style-name="Standard">
      <style:text-properties fo:font-size="14pt" style:text-underline-style="none" fo:font-weight="normal" officeooo:rsid="00287d8c" officeooo:paragraph-rsid="002c9e4f" style:font-size-asian="12.25pt" style:font-weight-asian="normal" style:font-size-complex="14pt" style:font-weight-complex="normal"/>
    </style:style>
    <style:style style:name="P29" style:family="paragraph" style:parent-style-name="Standard">
      <style:text-properties fo:font-size="14pt" style:text-underline-style="none" fo:font-weight="normal" officeooo:rsid="00287d8c" officeooo:paragraph-rsid="002dc9a2" style:font-size-asian="12.25pt" style:font-weight-asian="normal" style:font-size-complex="14pt" style:font-weight-complex="normal"/>
    </style:style>
    <style:style style:name="P30" style:family="paragraph" style:parent-style-name="Standard">
      <style:text-properties fo:font-size="14pt" style:text-underline-style="none" fo:font-weight="normal" officeooo:rsid="00287d8c" officeooo:paragraph-rsid="00359060" style:font-size-asian="12.25pt" style:font-weight-asian="normal" style:font-size-complex="14pt" style:font-weight-complex="normal"/>
    </style:style>
    <style:style style:name="P31" style:family="paragraph" style:parent-style-name="Standard">
      <style:text-properties fo:font-size="14pt" style:text-underline-style="none" fo:font-weight="normal" officeooo:rsid="002dc9a2" officeooo:paragraph-rsid="002dc9a2" style:font-size-asian="12.25pt" style:font-weight-asian="normal" style:font-size-complex="14pt" style:font-weight-complex="normal"/>
    </style:style>
    <style:style style:name="P32" style:family="paragraph" style:parent-style-name="Standard">
      <style:text-properties fo:font-size="14pt" style:text-underline-style="none" fo:font-weight="normal" officeooo:rsid="0028c352" officeooo:paragraph-rsid="002dc9a2" style:font-size-asian="12.25pt" style:font-weight-asian="normal" style:font-size-complex="14pt" style:font-weight-complex="normal"/>
    </style:style>
    <style:style style:name="P33" style:family="paragraph" style:parent-style-name="Standard">
      <style:text-properties fo:font-size="14pt" style:text-underline-style="none" fo:font-weight="normal" officeooo:rsid="002e4e9c" officeooo:paragraph-rsid="002e4e9c" style:font-size-asian="12.25pt" style:font-weight-asian="normal" style:font-size-complex="14pt" style:font-weight-complex="normal"/>
    </style:style>
    <style:style style:name="P34" style:family="paragraph" style:parent-style-name="Standard">
      <style:text-properties fo:font-size="14pt" style:text-underline-style="none" fo:font-weight="normal" officeooo:rsid="002e4e9c" officeooo:paragraph-rsid="003280cd" style:font-size-asian="12.25pt" style:font-weight-asian="normal" style:font-size-complex="14pt" style:font-weight-complex="normal"/>
    </style:style>
    <style:style style:name="P35" style:family="paragraph" style:parent-style-name="Standard">
      <style:text-properties fo:font-size="14pt" style:text-underline-style="none" fo:font-weight="normal" officeooo:rsid="00339118" officeooo:paragraph-rsid="00339118" style:font-size-asian="12.25pt" style:font-weight-asian="normal" style:font-size-complex="14pt" style:font-weight-complex="normal"/>
    </style:style>
    <style:style style:name="P36" style:family="paragraph" style:parent-style-name="Standard">
      <style:text-properties fo:font-size="14pt" style:text-underline-style="none" fo:font-weight="normal" officeooo:rsid="00339118" officeooo:paragraph-rsid="00340364" style:font-size-asian="12.25pt" style:font-weight-asian="normal" style:font-size-complex="14pt" style:font-weight-complex="normal"/>
    </style:style>
    <style:style style:name="P37" style:family="paragraph" style:parent-style-name="Standard">
      <style:text-properties fo:font-size="14pt" style:text-underline-style="none" fo:font-weight="normal" officeooo:rsid="00340364" officeooo:paragraph-rsid="00339118" style:font-size-asian="12.25pt" style:font-weight-asian="normal" style:font-size-complex="14pt" style:font-weight-complex="normal"/>
    </style:style>
    <style:style style:name="P38" style:family="paragraph" style:parent-style-name="Standard">
      <style:text-properties fo:font-size="14pt" style:text-underline-style="none" fo:font-weight="normal" officeooo:rsid="00373619" officeooo:paragraph-rsid="00373619" style:font-size-asian="12.25pt" style:font-weight-asian="normal" style:font-size-complex="14pt" style:font-weight-complex="normal"/>
    </style:style>
    <style:style style:name="P39" style:family="paragraph" style:parent-style-name="Standard">
      <style:text-properties fo:font-size="14pt" style:text-underline-style="none" fo:font-weight="normal" officeooo:rsid="0038b8f9" officeooo:paragraph-rsid="0038b8f9" style:font-size-asian="12.25pt" style:font-weight-asian="normal" style:font-size-complex="14pt" style:font-weight-complex="normal"/>
    </style:style>
    <style:style style:name="P40" style:family="paragraph" style:parent-style-name="Standard">
      <style:text-properties fo:font-size="14pt" style:text-underline-style="none" fo:font-weight="normal" officeooo:rsid="003a596a" officeooo:paragraph-rsid="003a596a" style:font-size-asian="14pt" style:font-weight-asian="normal" style:font-size-complex="14pt" style:font-weight-complex="normal"/>
    </style:style>
    <style:style style:name="P41" style:family="paragraph" style:parent-style-name="Standard">
      <style:text-properties fo:font-size="14pt" style:text-underline-style="none" fo:font-weight="normal" officeooo:rsid="0040645c" officeooo:paragraph-rsid="0040645c" style:font-size-asian="14pt" style:font-weight-asian="normal" style:font-size-complex="14pt" style:font-weight-complex="normal"/>
    </style:style>
    <style:style style:name="P42" style:family="paragraph" style:parent-style-name="Standard">
      <style:text-properties fo:font-size="14pt" style:text-underline-style="none" fo:font-weight="normal" officeooo:rsid="0042685a" officeooo:paragraph-rsid="0042685a" style:font-size-asian="14pt" style:font-weight-asian="normal" style:font-size-complex="14pt" style:font-weight-complex="normal"/>
    </style:style>
    <style:style style:name="P43" style:family="paragraph" style:parent-style-name="Standard">
      <style:text-properties fo:font-size="14pt" style:text-underline-style="none" fo:font-weight="normal" officeooo:rsid="0042a2ed" officeooo:paragraph-rsid="0042a2ed" style:font-size-asian="14pt" style:font-weight-asian="normal" style:font-size-complex="14pt" style:font-weight-complex="normal"/>
    </style:style>
    <style:style style:name="P44" style:family="paragraph" style:parent-style-name="Standard">
      <style:text-properties fo:font-size="14pt" style:text-underline-style="none" fo:font-weight="normal" officeooo:rsid="0042a2ed" officeooo:paragraph-rsid="0045ed91" style:font-size-asian="14pt" style:font-weight-asian="normal" style:font-size-complex="14pt" style:font-weight-complex="normal"/>
    </style:style>
    <style:style style:name="P45" style:family="paragraph" style:parent-style-name="Standard">
      <style:text-properties fo:font-size="14pt" style:text-underline-style="none" fo:font-weight="normal" officeooo:rsid="004601e2" officeooo:paragraph-rsid="004601e2" style:font-size-asian="14pt" style:font-weight-asian="normal" style:font-size-complex="14pt" style:font-weight-complex="normal"/>
    </style:style>
    <style:style style:name="P46" style:family="paragraph" style:parent-style-name="Standard">
      <style:text-properties fo:font-size="14pt" style:text-underline-style="none" fo:font-weight="normal" officeooo:rsid="00468592" officeooo:paragraph-rsid="00468592" style:font-size-asian="14pt" style:font-weight-asian="normal" style:font-size-complex="14pt" style:font-weight-complex="normal"/>
    </style:style>
    <style:style style:name="P47" style:family="paragraph" style:parent-style-name="Standard">
      <style:text-properties fo:font-size="14pt" style:text-underline-style="none" fo:font-weight="normal" officeooo:rsid="004917e0" officeooo:paragraph-rsid="004917e0" style:font-size-asian="14pt" style:font-weight-asian="normal" style:font-size-complex="14pt" style:font-weight-complex="normal"/>
    </style:style>
    <style:style style:name="P48" style:family="paragraph" style:parent-style-name="Standard">
      <style:text-properties fo:font-size="14pt" style:text-underline-style="none" fo:font-weight="normal" officeooo:rsid="0049b293" officeooo:paragraph-rsid="0049b293" style:font-size-asian="14pt" style:font-weight-asian="normal" style:font-size-complex="14pt" style:font-weight-complex="normal"/>
    </style:style>
    <style:style style:name="T1" style:family="text">
      <style:text-properties officeooo:rsid="00220443"/>
    </style:style>
    <style:style style:name="T2" style:family="text">
      <style:text-properties officeooo:rsid="0022dfbb"/>
    </style:style>
    <style:style style:name="T3" style:family="text">
      <style:text-properties fo:font-size="14pt" style:text-underline-style="none" fo:font-weight="normal" style:font-size-asian="12.25pt" style:font-weight-asian="normal" style:font-size-complex="14pt" style:font-weight-complex="normal"/>
    </style:style>
    <style:style style:name="T4" style:family="text">
      <style:text-properties fo:font-size="14pt" style:text-underline-style="none" fo:font-weight="normal" officeooo:rsid="0021c417" style:font-size-asian="12.25pt" style:font-weight-asian="normal" style:font-size-complex="14pt" style:font-weight-complex="normal"/>
    </style:style>
    <style:style style:name="T5" style:family="text">
      <style:text-properties fo:font-size="14pt" style:text-underline-style="none" fo:font-weight="normal" officeooo:rsid="00260b9a" style:font-size-asian="12.25pt" style:font-weight-asian="normal" style:font-size-complex="14pt" style:font-weight-complex="normal"/>
    </style:style>
    <style:style style:name="T6" style:family="text">
      <style:text-properties fo:font-size="14pt" style:text-underline-style="none" fo:font-weight="normal" officeooo:rsid="002771c4" style:font-size-asian="12.25pt" style:font-weight-asian="normal" style:font-size-complex="14pt" style:font-weight-complex="normal"/>
    </style:style>
    <style:style style:name="T7" style:family="text">
      <style:text-properties fo:font-size="14pt" style:text-underline-style="none" fo:font-weight="normal" officeooo:rsid="00287d8c" style:font-size-asian="12.25pt" style:font-weight-asian="normal" style:font-size-complex="14pt" style:font-weight-complex="normal"/>
    </style:style>
    <style:style style:name="T8" style:family="text">
      <style:text-properties style:font-name="Monospace" fo:font-size="10pt" style:font-size-asian="10pt"/>
    </style:style>
    <style:style style:name="T9" style:family="text">
      <style:text-properties style:font-name="Monospace" fo:font-size="10pt" officeooo:rsid="00260b9a" style:font-size-asian="10pt"/>
    </style:style>
    <style:style style:name="T10" style:family="text">
      <style:text-properties officeooo:rsid="002c9e4f"/>
    </style:style>
    <style:style style:name="T11" style:family="text">
      <style:text-properties fo:font-weight="bold" officeooo:rsid="00359060" style:font-weight-asian="bold" style:font-weight-complex="bold"/>
    </style:style>
    <style:style style:name="T12" style:family="text">
      <style:text-properties officeooo:rsid="00317853"/>
    </style:style>
    <style:style style:name="T13" style:family="text">
      <style:text-properties officeooo:rsid="003280cd"/>
    </style:style>
    <style:style style:name="T14" style:family="text">
      <style:text-properties officeooo:rsid="0032d862"/>
    </style:style>
    <style:style style:name="T15" style:family="text">
      <style:text-properties officeooo:rsid="00340364"/>
    </style:style>
    <style:style style:name="T16" style:family="text">
      <style:text-properties officeooo:rsid="003492fa"/>
    </style:style>
    <style:style style:name="T17" style:family="text">
      <style:text-properties officeooo:rsid="00359060"/>
    </style:style>
    <style:style style:name="T18" style:family="text">
      <style:text-properties officeooo:rsid="003a129c"/>
    </style:style>
    <style:style style:name="T19" style:family="text">
      <style:text-properties officeooo:rsid="003c4fe8"/>
    </style:style>
    <style:style style:name="T20" style:family="text">
      <style:text-properties officeooo:rsid="003d29f8"/>
    </style:style>
    <style:style style:name="T21" style:family="text">
      <style:text-properties officeooo:rsid="003f254e"/>
    </style:style>
    <style:style style:name="T22" style:family="text">
      <style:text-properties officeooo:rsid="0040914c"/>
    </style:style>
    <style:style style:name="T23" style:family="text">
      <style:text-properties officeooo:rsid="0042685a"/>
    </style:style>
    <style:style style:name="T24" style:family="text">
      <style:text-properties officeooo:rsid="00448a37"/>
    </style:style>
    <style:style style:name="T25" style:family="text">
      <style:text-properties officeooo:rsid="0045d377"/>
    </style:style>
    <style:style style:name="T26" style:family="text">
      <style:text-properties officeooo:rsid="0045ed91"/>
    </style:style>
    <style:style style:name="T27" style:family="text">
      <style:text-properties fo:font-style="normal" style:font-size-asian="12.25pt" style:font-style-asian="normal" style:font-style-complex="normal"/>
    </style:style>
    <style:style style:name="T28" style:family="text">
      <style:text-properties fo:font-style="normal" officeooo:rsid="0041c3dd" style:font-size-asian="12.25pt" style:font-style-asian="normal" style:font-style-complex="normal"/>
    </style:style>
    <style:style style:name="T29" style:family="text">
      <style:text-properties officeooo:rsid="00460ecd"/>
    </style:style>
    <style:style style:name="T30" style:family="text">
      <style:text-properties officeooo:rsid="004785f1"/>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3η Εργαστηριακή Άσκηση </text:p>
      <text:p text:style-name="P5">Ξηροφώτος Θάνος </text:p>
      <text:p text:style-name="P5">758</text:p>
      <text:p text:style-name="P5"/>
      <text:p text:style-name="P17">Ζητούμενο 0:</text:p>
      <text:p text:style-name="P14">/deviceQuery Starting... </text:p>
      <text:p text:style-name="P14"/>
      <text:p text:style-name="P14"><text:s/>CUDA Device Query (Runtime API) version (CUDART static linking) </text:p>
      <text:p text:style-name="P14"/>
      <text:p text:style-name="P14">Detected 2 CUDA Capable device(s) </text:p>
      <text:p text:style-name="P14"/>
      <text:p text:style-name="P14">Device 0: "GeForce GTX 480" </text:p>
      <text:p text:style-name="P14"><text:s text:c="2"/>CUDA Driver Version / Runtime Version <text:s text:c="9"/>6.5 / 6.5 </text:p>
      <text:p text:style-name="P14"><text:s text:c="2"/>CUDA Capability Major/Minor version number: <text:s text:c="3"/>2.0 </text:p>
      <text:p text:style-name="P14"><text:s text:c="2"/>Total amount of global memory: <text:s text:c="16"/>1536 MBytes (1610285056 bytes) </text:p>
      <text:p text:style-name="P14"><text:s text:c="2"/>(15) Multiprocessors, ( 32) CUDA Cores/MP: <text:s text:c="4"/>480 CUDA Cores </text:p>
      <text:p text:style-name="P14"><text:s text:c="2"/>GPU Clock rate: <text:s text:c="31"/>1401 MHz (1.40 GHz) </text:p>
      <text:p text:style-name="P14"><text:s text:c="2"/>Memory Clock rate: <text:s text:c="28"/>1848 Mhz </text:p>
      <text:p text:style-name="P14"><text:s text:c="2"/>Memory Bus Width: <text:s text:c="29"/>384-bit </text:p>
      <text:p text:style-name="P14"><text:s text:c="2"/>L2 Cache Size: <text:s text:c="32"/>786432 bytes </text:p>
      <text:p text:style-name="P14"><text:s text:c="2"/>Maximum Texture Dimension Size (x,y,z) <text:s text:c="8"/>1D=(65536), 2D=(65536, 65535), 3D=(2048, 2048, 2048) </text:p>
      <text:p text:style-name="P14"><text:s text:c="2"/>Maximum Layered 1D Texture Size, (num) layers <text:s/>1D=(16384), 2048 layers </text:p>
      <text:p text:style-name="P14"><text:s text:c="2"/>Maximum Layered 2D Texture Size, (num) layers <text:s/>2D=(16384, 16384), 2048 layers </text:p>
      <text:p text:style-name="P14"><text:s text:c="2"/>Total amount of constant memory: <text:s text:c="14"/>65536 bytes </text:p>
      <text:p text:style-name="P14"><text:s text:c="2"/>Total amount of shared memory per block: <text:s text:c="6"/>49152 bytes </text:p>
      <text:p text:style-name="P14"><text:s text:c="2"/>Total number of registers available per block: 32768 </text:p>
      <text:p text:style-name="P14"><text:s text:c="2"/>Warp size: <text:s text:c="36"/>32 </text:p>
      <text:p text:style-name="P14"><text:s text:c="2"/>Maximum number of threads per multiprocessor: <text:s/>1536 </text:p>
      <text:p text:style-name="P14"><text:s text:c="2"/>Maximum number of threads per block: <text:s text:c="10"/>1024 </text:p>
      <text:p text:style-name="P14"><text:s text:c="2"/>Max dimension size of a thread block (x,y,z): (1024, 1024, 64) </text:p>
      <text:p text:style-name="P14"><text:s text:c="2"/>Max dimension size of a grid size <text:s text:c="3"/>(x,y,z): (65535, 65535, 65535) </text:p>
      <text:p text:style-name="P14"><text:s text:c="2"/>Maximum memory pitch: <text:s text:c="25"/>2147483647 bytes </text:p>
      <text:p text:style-name="P14"><text:s text:c="2"/>Texture alignment: <text:s text:c="28"/>512 bytes </text:p>
      <text:p text:style-name="P14"><text:s text:c="2"/>Concurrent copy and kernel execution: <text:s text:c="9"/>Yes with 1 copy engine(s) </text:p>
      <text:p text:style-name="P14"><text:s text:c="2"/>Run time limit on kernels: <text:s text:c="20"/>No </text:p>
      <text:p text:style-name="P14"><text:s text:c="2"/>Integrated GPU sharing Host Memory: <text:s text:c="11"/>No </text:p>
      <text:p text:style-name="P14"><text:s text:c="2"/>Support host page-locked memory mapping: <text:s text:c="6"/>Yes </text:p>
      <text:p text:style-name="P14"><text:s text:c="2"/>Alignment requirement for Surfaces: <text:s text:c="11"/>Yes </text:p>
      <text:p text:style-name="P14"><text:s text:c="2"/>Device has ECC support: <text:s text:c="23"/>Disabled </text:p>
      <text:p text:style-name="P14"><text:s text:c="2"/>Device supports Unified Addressing (UVA): <text:s text:c="5"/>Yes </text:p>
      <text:p text:style-name="P14"><text:s text:c="2"/>Device PCI Bus ID / PCI location ID: <text:s text:c="10"/>1 / 0 </text:p>
      <text:p text:style-name="P14"><text:s text:c="2"/>Compute Mode: </text:p>
      <text:p text:style-name="P14"><text:s text:c="5"/>&lt; Default (multiple host threads can use ::cudaSetDevice() with device simultaneously) &gt; </text:p>
      <text:p text:style-name="P14"/>
      <text:p text:style-name="P14"><text:soft-page-break/>Device 1: "GeForce 210" </text:p>
      <text:p text:style-name="P14"><text:s text:c="2"/>CUDA Driver Version / Runtime Version <text:s text:c="9"/>6.5 / 6.5 </text:p>
      <text:p text:style-name="P14"><text:s text:c="2"/>CUDA Capability Major/Minor version number: <text:s text:c="3"/>1.2 </text:p>
      <text:p text:style-name="P14"><text:s text:c="2"/>Total amount of global memory: <text:s text:c="16"/>511 MBytes (536150016 bytes) </text:p>
      <text:p text:style-name="P14"><text:s text:c="2"/>( 2) Multiprocessors, ( <text:s/>8) CUDA Cores/MP: <text:s text:c="4"/>16 CUDA Cores </text:p>
      <text:p text:style-name="P14"><text:s text:c="2"/>GPU Clock rate: <text:s text:c="31"/>1402 MHz (1.40 GHz) </text:p>
      <text:p text:style-name="P14"><text:s text:c="2"/>Memory Clock rate: <text:s text:c="28"/>405 Mhz </text:p>
      <text:p text:style-name="P14"><text:s text:c="2"/>Memory Bus Width: <text:s text:c="29"/>64-bit </text:p>
      <text:p text:style-name="P14"><text:s text:c="2"/>Maximum Texture Dimension Size (x,y,z) <text:s text:c="8"/>1D=(8192), 2D=(65536, 32768), 3D=(2048, 2048, 2048) </text:p>
      <text:p text:style-name="P14"><text:s text:c="2"/>Maximum Layered 1D Texture Size, (num) layers <text:s/>1D=(8192), 512 layers </text:p>
      <text:p text:style-name="P14"><text:s text:c="2"/>Maximum Layered 2D Texture Size, (num) layers <text:s/>2D=(8192, 8192), 512 layers </text:p>
      <text:p text:style-name="P14"><text:s text:c="2"/>Total amount of constant memory: <text:s text:c="14"/>65536 bytes </text:p>
      <text:p text:style-name="P14"><text:s text:c="2"/>Total amount of shared memory per block: <text:s text:c="6"/>16384 bytes </text:p>
      <text:p text:style-name="P14"><text:s text:c="2"/>Total number of registers available per block: 16384 </text:p>
      <text:p text:style-name="P14"><text:s text:c="2"/>Warp size: <text:s text:c="36"/>32 </text:p>
      <text:p text:style-name="P14"><text:s text:c="2"/>Maximum number of threads per multiprocessor: <text:s/>1024 </text:p>
      <text:p text:style-name="P14"><text:s text:c="2"/>Maximum number of threads per block: <text:s text:c="10"/>512 </text:p>
      <text:p text:style-name="P14"><text:s text:c="2"/>Max dimension size of a thread block (x,y,z): (512, 512, 64) </text:p>
      <text:p text:style-name="P14"><text:s text:c="2"/>Max dimension size of a grid size <text:s text:c="3"/>(x,y,z): (65535, 65535, 1) </text:p>
      <text:p text:style-name="P14"><text:s text:c="2"/>Maximum memory pitch: <text:s text:c="25"/>2147483647 bytes </text:p>
      <text:p text:style-name="P14"><text:s text:c="2"/>Texture alignment: <text:s text:c="28"/>256 bytes </text:p>
      <text:p text:style-name="P14"><text:s text:c="2"/>Concurrent copy and kernel execution: <text:s text:c="9"/>Yes with 1 copy engine(s) </text:p>
      <text:p text:style-name="P14"><text:s text:c="2"/>Run time limit on kernels: <text:s text:c="20"/>Yes </text:p>
      <text:p text:style-name="P14"><text:s text:c="2"/>Integrated GPU sharing Host Memory: <text:s text:c="11"/>No </text:p>
      <text:p text:style-name="P14"><text:s text:c="2"/>Support host page-locked memory mapping: <text:s text:c="6"/>Yes </text:p>
      <text:p text:style-name="P14"><text:s text:c="2"/>Alignment requirement for Surfaces: <text:s text:c="11"/>Yes </text:p>
      <text:p text:style-name="P14"><text:s text:c="2"/>Device has ECC support: <text:s text:c="23"/>Disabled </text:p>
      <text:p text:style-name="P14"><text:s text:c="2"/>Device supports Unified Addressing (UVA): <text:s text:c="5"/>No </text:p>
      <text:p text:style-name="P14"><text:s text:c="2"/>Device PCI Bus ID / PCI location ID: <text:s text:c="10"/>2 / 0 </text:p>
      <text:p text:style-name="P14"><text:s text:c="2"/>Compute Mode: </text:p>
      <text:p text:style-name="P14"><text:s text:c="5"/>&lt; Default (multiple host threads can use ::cudaSetDevice() with device simultaneously) &gt; </text:p>
      <text:p text:style-name="P14"/>
      <text:p text:style-name="P14">deviceQuery, CUDA Driver = CUDART, CUDA Driver Version = 6.5, CUDA Runtime Version = 6.5, NumDevs = 2, Device0 = GeForce GTX 480, Device1 = GeForce 210 </text:p>
      <text:p text:style-name="P14">Result = PASS </text:p>
      <text:p text:style-name="P1"/>
      <text:p text:style-name="P1"/>
      <text:p text:style-name="P2">Ζητούμενο 1:</text:p>
      <text:p text:style-name="P15"><text:span text:style-name="T4">Με σταθερή ακτίνα φίλτρου στα 16 </text:span><text:span text:style-name="T5">και χρησιμοποιόντας το script (script.sh) για τα διαφορετικά μεγέθη εικόνας(</text:span><text:span text:style-name="T8">64,128,256,512,1024,2048,4096,8192</text:span><text:span text:style-name="T9">)</text:span><text:span text:style-name="T5"> καταγράφω τους χρόνους με ενεργοποιήμενα όλα τα επίπεδα της cache, με απενεργοποιημένη την L1,με απενεργοποιημένη και την L1 και την L2 </text:span><text:span text:style-name="T6">στα αντίστοιχα</text:span></text:p>
      <text:p text:style-name="P25">αρχεία(Xronoi_Ekteleshs.txt_GPU, <text:s/>Xronoi_Ekteleshs.txt_GPU_No_L1_Cache, Xronoi_Ekteleshs.txt_GPU_No_L1,L2_Cache).</text:p>
      <text:p text:style-name="P15"/>
      <text:p text:style-name="P25"/>
      <text:p text:style-name="P16"><text:soft-page-break/><text:span text:style-name="T6">T</text:span><text:span text:style-name="T3">o παρακάτω διάγραμμα δείχνει τους χρόνους που χρειάστηκε η GPU ,με όλες τις caches ενεργοπόιημένες ,για να κάνει <text:s/>συνέλιξη για τα διάφορα μεγέθη εικόνας</text:span><text:span text:style-name="T7">(οι χρόνοι κάτω του 1ms είναι ελαφρώς στρογγυλοποιημένοι από τον text editor για να χωράνε στα γραφήματα οι ακριβείς χρόνοι βρίσκονται στο αρχείο xronoi_gpu.odt που περιέχεται).</text:span></text:p>
      <text:p text:style-name="P15"/>
      <text:p text:style-name="P15"/>
      <text:p text:style-name="P10"><draw:frame draw:style-name="fr1" draw:name="Object1" text:anchor-type="paragraph" svg:width="8.0902in" svg:height="3.5429in" draw:z-index="0"><draw:object xlink:href="./Object 1" xlink:type="simple" xlink:show="embed" xlink:actuate="onLoad"/><draw:image xlink:href="./ObjectReplacements/Object 1" xlink:type="simple" xlink:show="embed" xlink:actuate="onLoad"/></draw:frame></text:p>
      <text:p text:style-name="P9">Το παρακάτω διάγραμμα είναι οι χρόνοι της GPU χωρίς την L1 ενεργοποιημένη.</text:p>
      <text:p text:style-name="P6"/>
      <text:p text:style-name="P6"><draw:frame draw:style-name="fr2" draw:name="Object2" text:anchor-type="paragraph" svg:width="8.0807in" svg:height="3.5429in" draw:z-index="1"><draw:object xlink:href="./Object 2" xlink:type="simple" xlink:show="embed" xlink:actuate="onLoad"/><draw:image xlink:href="./ObjectReplacements/Object 2" xlink:type="simple" xlink:show="embed" xlink:actuate="onLoad"/></draw:frame></text:p>
      <text:p text:style-name="P9"><text:soft-page-break/>Το παρακάτω διάγραμμα είναι οι χρόνοι της GPU χωρίς την L1 και την L2 ενεργοποιημένη.</text:p>
      <text:p text:style-name="P6"/>
      <text:p text:style-name="P11"><draw:frame draw:style-name="fr1" draw:name="Object3" text:anchor-type="paragraph" svg:width="8.1917in" svg:height="3.5429in" draw:z-index="2"><draw:object xlink:href="./Object 3" xlink:type="simple" xlink:show="embed" xlink:actuate="onLoad"/><draw:image xlink:href="./ObjectReplacements/Object 3" xlink:type="simple" xlink:show="embed" xlink:actuate="onLoad"/></draw:frame></text:p>
      <text:p text:style-name="P11">Και όλα μαζί.</text:p>
      <text:p text:style-name="P11"/>
      <text:p text:style-name="P11"/>
      <text:p text:style-name="P11"><draw:frame draw:style-name="fr2" draw:name="Object4" text:anchor-type="paragraph" svg:width="7.8417in" svg:height="3.5429in" draw:z-index="3"><draw:object xlink:href="./Object 4" xlink:type="simple" xlink:show="embed" xlink:actuate="onLoad"/><draw:image xlink:href="./ObjectReplacements/Object 4" xlink:type="simple" xlink:show="embed" xlink:actuate="onLoad"/></draw:frame></text:p>
      <text:p text:style-name="P11"/>
      <text:p text:style-name="P11"/>
      <text:p text:style-name="P11"><text:soft-page-break/></text:p>
      <text:p text:style-name="P11"/>
      <text:p text:style-name="P11">Αναλυτικότερο διάγραμμα για μεγέθη εικόνας απο 64*64 μέχρι 512*512.</text:p>
      <text:p text:style-name="P11"/>
      <text:p text:style-name="P11"><draw:frame draw:style-name="fr2" draw:name="Object5" text:anchor-type="paragraph" svg:width="7.9165in" svg:height="3.5429in" draw:z-index="4"><draw:object xlink:href="./Object 5" xlink:type="simple" xlink:show="embed" xlink:actuate="onLoad"/><draw:image xlink:href="./ObjectReplacements/Object 5" xlink:type="simple" xlink:show="embed" xlink:actuate="onLoad"/></draw:frame></text:p>
      <text:p text:style-name="P6"/>
      <text:p text:style-name="P3">Ζητούμενο <text:span text:style-name="T1">2</text:span>:</text:p>
      <text:p text:style-name="P7">Περιέχεται ο κώδικας.</text:p>
      <text:p text:style-name="P7"/>
      <text:p text:style-name="P7"/>
      <text:p text:style-name="P7"/>
      <text:p text:style-name="P4">Ζητούμενο <text:span text:style-name="T2">3</text:span>:</text:p>
      <text:p text:style-name="P8">ptxas info <text:s text:c="3"/>: 0 bytes gmem, 132 bytes cmem[2] </text:p>
      <text:p text:style-name="P8">ptxas info <text:s text:c="3"/>: Compiling entry function '_Z21convolutionTileRowGPUPfS_iii' for 'sm_20' </text:p>
      <text:p text:style-name="P8">ptxas info <text:s text:c="3"/>: Function properties for _Z21convolutionTileRowGPUPfS_iii </text:p>
      <text:p text:style-name="P8"><text:s text:c="4"/>0 bytes stack frame, 0 bytes spill stores, 0 bytes spill loads </text:p>
      <text:p text:style-name="P8">ptxas info <text:s text:c="3"/>: Used 13 registers, 4096 bytes smem, 60 bytes cmem[0] </text:p>
      <text:p text:style-name="P8">ptxas info <text:s text:c="3"/>: Compiling entry function '_Z17convolutionRowGPUPfS_S_iii' for 'sm_20' </text:p>
      <text:p text:style-name="P8">ptxas info <text:s text:c="3"/>: Function properties for _Z17convolutionRowGPUPfS_S_iii </text:p>
      <text:p text:style-name="P8"><text:s text:c="4"/>0 bytes stack frame, 0 bytes spill stores, 0 bytes spill loads </text:p>
      <text:p text:style-name="P8">ptxas info <text:s text:c="3"/>: Used 12 registers, 68 bytes cmem[0] </text:p>
      <text:p text:style-name="P8">ptxas info <text:s text:c="3"/>: Compiling entry function '_Z24convolutionTileColumnGPUPfS_iii' for 'sm_20' </text:p>
      <text:p text:style-name="P8">ptxas info <text:s text:c="3"/>: Function properties for _Z24convolutionTileColumnGPUPfS_iii </text:p>
      <text:p text:style-name="P8"><text:s text:c="4"/>0 bytes stack frame, 0 bytes spill stores, 0 bytes spill loads </text:p>
      <text:p text:style-name="P8"><text:soft-page-break/>ptxas info <text:s text:c="3"/>: Used 13 registers, 4096 bytes smem, 60 bytes cmem[0] </text:p>
      <text:p text:style-name="P8">ptxas info <text:s text:c="3"/>: Compiling entry function '_Z20convolutionColumnGPUPfS_S_iii' for 'sm_20' </text:p>
      <text:p text:style-name="P8">ptxas info <text:s text:c="3"/>: Function properties for _Z20convolutionColumnGPUPfS_S_iii </text:p>
      <text:p text:style-name="P8"><text:s text:c="4"/>0 bytes stack frame, 0 bytes spill stores, 0 bytes spill loads </text:p>
      <text:p text:style-name="P8">ptxas info <text:s text:c="3"/>: Used 12 registers, 68 bytes cmem[0] </text:p>
      <text:p text:style-name="P7"/>
      <text:p text:style-name="P7"/>
      <text:p text:style-name="P7"/>
      <text:p text:style-name="P13">Σύμφωνα με το deviceQuery το μέγιστο μέγεθος γραμμικού μπλοκ που μπορώ να έχω είναι 1024 threads όπως φαίνεται και από το παρακάτω γράφημα .<text:span text:style-name="T16">Εφ όσον οι απαιτήσεις των kernel <text:s/>είναι κάτω απο <text:s/>τα όρια που μου βάζει η <text:s/>κάρτα μπορώ να έχω το μέγιστο γραμμίκο μπλοκ δηλαδή 1024 .</text:span></text:p>
      <text:p text:style-name="P12"/>
      <text:p text:style-name="P7"/>
      <text:p text:style-name="P7"><draw:frame draw:style-name="fr1" draw:name="Object8" text:anchor-type="paragraph" svg:width="5.7339in" svg:height="4.0126in" draw:z-index="5"><draw:object xlink:href="./Object 8" xlink:type="simple" xlink:show="embed" xlink:actuate="onLoad"/><draw:image xlink:href="./ObjectReplacements/Object 8"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Ζητούμενο <text:span text:style-name="T29">4</text:span>:</text:p>
      <text:p text:style-name="P47">(περιέχονται κώδικες)</text:p>
      <text:p text:style-name="P46">Το βέλτιστο tile <text:s/>θεωρητικά θα έχει διαστάσεις (block size .x <text:s/>+ filterR)* ((block size.y <text:s/>+ filterR) γιατί έτσι όλα τα στοιχεία που θα χρειάστουν τα στοιχεία του κάθε block <text:s/>θα βρίσκονται στην shared memory.Μεγαλύτερο block από το προαναφερθέν θα φορτώνει στοιχεία που δεν πρόκειται να χρειαστούν από κανένα thread.<text:span text:style-name="T30">Παρότι δοκίμασα </text:span>2 ιδέες<text:span text:style-name="T30">(κώδικες)</text:span> <text:span text:style-name="T30">για να βρώ το καλύτερο tile size για threadblock 32*32 ,προβλήματα στις </text:span><text:soft-page-break/><text:span text:style-name="T30">υλοποιήσεις δεν μου έδωσαν επιθυμητά αποτελέσματα και έτσι έμεινα στην αρχική υλοποίηση(ζητούμενο 2) με thread block <text:s/>= tile = 32 * 32.</text:span></text:p>
      <text:p text:style-name="P7"/>
      <text:p text:style-name="P20">Ζητούμενο <text:span text:style-name="T18">5</text:span>:</text:p>
      <text:p text:style-name="P22"/>
      <text:p text:style-name="P40">Παίρνοντας σαν βέλτιστο tile το 32*32 και μιλώντας για 1 kernel.</text:p>
      <text:p text:style-name="P40">Kάθε στοιχείο της εικόνας εισόδου θα διαβαστεί 1 φορά για να ρθεί το tile από την global στην shared memory. Επιπλέον <text:s/>τα στοιχεία που <text:span text:style-name="T21">η θέση</text:span> τους <text:span text:style-name="T19">είναι μεγαλύτερη από 0 + filterR και μικρότερη από 32 - <text:s/>filterR</text:span> <text:s/><text:span text:style-name="T20">διαβάζονται 2 * filterR + 1 ενώ για τα <text:s/>υπόλοιπα κυμαίνεται από filterR + 1 για τα τελείως ακριανά μέχρι 2 * filterR ανάλογα την θέση που βρίσκεται.Αυτές οι αναγνώσεις γίνονται από την shared memory.Επιπρόσθετα στοιχεία που βρίσκοναι μεταξύ γειτονικών tile (0 + filterR – 32 - filterR)διαβάζονται από 0 εως filterR φορές ανάλογα την θέση τους <text:s/>και διαβάζονται από την global memory.</text:span></text:p>
      <text:p text:style-name="P41"><text:tab/>Για το φίλτρο και μιλώντας πάλι για 1 kernel , θα διαβαστεί imageW * ImageH (αυτό θα ήταν άμα είχα padding) – <text:s/>2 * filterR<text:span text:style-name="T26">(τα στοιχεία στα άκρα του tile)</text:span> * <text:span text:style-name="T26">32(το tile)</text:span>* <text:span text:style-name="T25">p</text:span> για τα στοιχεία στα άκρα του tile <text:span text:style-name="T22">με p <text:s/>από 1 μέχρι 16(για φίλτρο 16).</text:span></text:p>
      <text:p text:style-name="P41"><text:tab/><text:span text:style-name="T23">Οι αναγνώσεις από την constant memory είναι όσες και οι αναγνώσεις των στοιχείων του φίλτρου που υπολόγισα παραπάνω.</text:span></text:p>
      <text:p text:style-name="P42"><text:tab/>Γενικά όσο μεγαλώνει το tile <text:s/>τόσα περισσότερα στοιχεία είναι στην shared memory οπότε αυξάνει ο λόγος αναγνώσεων σε shared προς αναγνώσεις σε global.Για το ιδανικό tile δεν θα γινόταν καμία ανάγνωση από την global memory γιατί όλα τα στοιχεία που θα χρειάζονταν ήταν στην shared.</text:p>
      <text:p text:style-name="P23">b)</text:p>
      <text:p text:style-name="P44">Για 1 kernel <text:s/>οι προσπελάσεις στην global memory <text:s/>για τα νήματα<text:span text:style-name="T24"> <text:s/>είναι 1 για ρθεί το νήμα από την global , 1 για την εγγραφή του sum στην global <text:s/>+ p <text:s/>με p από 0 μέχρι filterR (για στοιχεία που βρίσκονται μεταξύ διαδοχικών tile ανάλογα την θέση του νήματος από την αρχή-τέλος του tile ).</text:span></text:p>
      <text:p text:style-name="P43"><text:tab/><text:span text:style-name="T24">Οι πράξεις που κάνει κάθε νήμα είναι 1 πρόσθεση + 1 πολλαπλασιασμό * filterR + 1 που είναι οι πράξεις που κάνει κάθε στοιχείο με το φίλτρο + p όπου p (από 1εως 16 για filterR = 16) που είναι οι πράξεις με το υπόλοιπο φίλτρο ανάλογα την θέση του στοιχείου.Αρα 2 + p / (filterR + 1 +p) * 2</text:span></text:p>
      <text:p text:style-name="P43"/>
      <text:p text:style-name="P24">c)</text:p>
      <text:p text:style-name="P45">Κοιτώντας <text:s/>το lab 2 παρατηρώ ότι για τα ίδια δεδομένα (16 filterR και float αριθμούς) οι χρόνοι του tiled κώδικα είναι καλύτεροι σε σχέση με τον non tiled και αυτό γιατί <text:s/><text:span text:style-name="T28">Ο λόγος προσπελάσεων μνήμης προς πράξεις κινητής υποδιαστολής </text:span><text:span text:style-name="T27">στο lab 2 είναι 2/2 ενώ τώρα &lt; 1 όπως φαίνεται από το ερώτημα b.</text:span></text:p>
      <text:p text:style-name="P18">Ζητούμενο <text:span text:style-name="T10">6</text:span>:</text:p>
      <text:p text:style-name="P18"/>
      <text:p text:style-name="P27"><text:span text:style-name="T10">Π</text:span>αρακάτω <text:span text:style-name="T10">καταγράφονται οι</text:span> χρόνο<text:span text:style-name="T10">ι</text:span> που χρειάστηκε η GPU ,<text:span text:style-name="T17">για τον </text:span><text:span text:style-name="T11">tiled</text:span><text:span text:style-name="T17"> κώδικα </text:span>με <text:soft-page-break/>όλες τις caches ενεργοπόιημένες .</text:p>
      <text:p text:style-name="P27"/>
      <text:p text:style-name="P27"/>
      <text:p text:style-name="P28"><draw:frame draw:style-name="fr2" draw:name="Object6" text:anchor-type="paragraph" svg:width="7.8075in" svg:height="3.902in" draw:z-index="6"><draw:object xlink:href="./Object 6" xlink:type="simple" xlink:show="embed" xlink:actuate="onLoad"/><draw:image xlink:href="./ObjectReplacements/Object 6" xlink:type="simple" xlink:show="embed" xlink:actuate="onLoad"/></draw:frame></text:p>
      <text:p text:style-name="P29">Το παρακάτω διάγραμμα είναι οι χρόνοι της GPU χωρίς την L1 ενεργοποιημένη.</text:p>
      <text:p text:style-name="P29"/>
      <text:p text:style-name="P29"/>
      <text:p text:style-name="P29"><draw:frame draw:style-name="fr2" draw:name="Object7" text:anchor-type="paragraph" svg:width="7.9484in" svg:height="3.7429in" draw:z-index="7"><draw:object xlink:href="./Object 7" xlink:type="simple" xlink:show="embed" xlink:actuate="onLoad"/><draw:image xlink:href="./ObjectReplacements/Object 7" xlink:type="simple" xlink:show="embed" xlink:actuate="onLoad"/></draw:frame></text:p>
      <text:p text:style-name="P29"><text:soft-page-break/>Το παρακάτω διάγραμμα είναι οι χρόνοι της GPU χωρίς την L1 και την L2</text:p>
      <text:p text:style-name="P30"><text:s/>ενεργοποιημένη.</text:p>
      <text:p text:style-name="P30"><text:span text:style-name="T15">το βήμα (1), αλλά αυτή τη φορά για τον tiled κώδικα. Τι π</text:span></text:p>
      <text:p text:style-name="P29"/>
      <text:p text:style-name="P31"><draw:frame draw:style-name="fr2" draw:name="Object9" text:anchor-type="paragraph" svg:width="7.6811in" svg:height="3.6717in" draw:z-index="8"><draw:object xlink:href="./Object 9" xlink:type="simple" xlink:show="embed" xlink:actuate="onLoad"/><draw:image xlink:href="./ObjectReplacements/Object 9" xlink:type="simple" xlink:show="embed" xlink:actuate="onLoad"/></draw:frame></text:p>
      <text:p text:style-name="P31">Συγκεντρωτικά τα παραπάνω διαγράμματα.</text:p>
      <text:p text:style-name="P31"/>
      <text:p text:style-name="P31"/>
      <text:p text:style-name="P31"><draw:frame draw:style-name="fr1" draw:name="Object10" text:anchor-type="paragraph" svg:width="6.7484in" svg:height="3.5429in" draw:z-index="9"><draw:object xlink:href="./Object 10" xlink:type="simple" xlink:show="embed" xlink:actuate="onLoad"/><draw:image xlink:href="./ObjectReplacements/Object 10" xlink:type="simple" xlink:show="embed" xlink:actuate="onLoad"/></draw:frame></text:p>
      <text:p text:style-name="P32"><text:soft-page-break/>Αναλυτικότερο διάγραμμα για μεγέθη εικόνας απο 64*64 μέχρι 512*512.</text:p>
      <text:p text:style-name="P32"/>
      <text:p text:style-name="P32"/>
      <text:p text:style-name="P32"><draw:frame draw:style-name="fr2" draw:name="Object11" text:anchor-type="paragraph" svg:width="7.8154in" svg:height="3.5429in" draw:z-index="10"><draw:object xlink:href="./Object 11" xlink:type="simple" xlink:show="embed" xlink:actuate="onLoad"/><draw:image xlink:href="./ObjectReplacements/Object 11" xlink:type="simple" xlink:show="embed" xlink:actuate="onLoad"/></draw:frame></text:p>
      <text:p text:style-name="P32"/>
      <text:p text:style-name="P33">Παρακάτω παραθέτω συγκριτικά τους χρόνους για την μη Tiled έκδοση του κώδικα που πήρα από το 1ο ερώτημα <text:s/>με την Tiled έκδοση.</text:p>
      <text:p text:style-name="P33"><draw:frame draw:style-name="fr3" draw:name="Object12" text:anchor-type="paragraph" svg:x="-0.5571in" svg:y="0.1839in" svg:width="7.9417in" svg:height="3.9866in" draw:z-index="11"><draw:object xlink:href="./Object 12" xlink:type="simple" xlink:show="embed" xlink:actuate="onLoad"/><draw:image xlink:href="./ObjectReplacements/Object 12" xlink:type="simple" xlink:show="embed" xlink:actuate="onLoad"/></draw:frame></text:p>
      <text:p text:style-name="P34"><text:soft-page-break/><text:s/><text:span text:style-name="T12">Όπως είναι φανερό από τα προηγούμενα διαγράμματα <text:s/>ότι ο tiled κώδικας χρειάζεται παραπάνω χρόνο για να κάνει την συνέλιξη άπ ότι ο non-tiled.Ένας λόγος που δικαιολογεί αυτά τα αποτελέσματα είναι ότι στον tiled κώδικα υπάρχει μεγαλύτερος αριθμός εντολών.Ένας άλλος λόγος είναι ότι στον tiled κώδικα υπάρχει μεγαλύτερη απόκλιση(divergence) λόγω του else if .Επίσης θεωρητικά σε tiled κώδικα με το κατάλληλο μέγεθος tile που δεν θα υπάρχει επικοινωνία με την global memory ο χρόνος εκτέλεσης θα έπεφτε αλλά επειδή στον δικό μου κώδικα υπάρχει επικοινωνία με τη global memory ο χρόνος ανεβαίνει.</text:span></text:p>
      <text:p text:style-name="P34"><text:tab/><text:span text:style-name="T13">Παρατηρώντας τους χρόνους βλέπω ότι η αύξηση του χρόνου εκτέλεσης όταν απενεργοποιούνται οι caches είναι πολύ μεγαλύτερη για το non-tiled κώδικα σε σχέση με τον tiled.O λόγος είναι ότι στον non-tiled κώδικα(με απενεργοποιημένες τις caches) κάθε φορά που η GPU πρέπει να φέρει ένα στοιχείο του πίνακα θα το φέρνει από την global memory πράγμα που δεν γίνεται στον non tiled επειδή <text:s/>τα περισσότερα στοιχεία είναι στην shared memory και τα φέρνει από εκεί.</text:span></text:p>
      <text:p text:style-name="P34"/>
      <text:p text:style-name="P34"/>
      <text:p text:style-name="P19">Ζητούμενο <text:span text:style-name="T14">7</text:span>:</text:p>
      <text:p text:style-name="P48">(περιέχεται κώδικας)</text:p>
      <text:p text:style-name="P35">ptxas info <text:s text:c="3"/>: 0 bytes gmem, 264 bytes cmem[2]</text:p>
      <text:p text:style-name="P35">ptxas info <text:s text:c="3"/>: Compiling entry function '_Z21convolutionTileRowGPUPdS_iii' for 'sm_20'</text:p>
      <text:p text:style-name="P35">ptxas info <text:s text:c="3"/>: Function properties for _Z21convolutionTileRowGPUPdS_iii</text:p>
      <text:p text:style-name="P35"><text:s text:c="4"/>0 bytes stack frame, 0 bytes spill stores, 0 bytes spill loads</text:p>
      <text:p text:style-name="P35">ptxas info <text:s text:c="3"/>: Used 16 registers, 8192 bytes smem, 60 bytes cmem[0]</text:p>
      <text:p text:style-name="P35">ptxas info <text:s text:c="3"/>: Compiling entry function '_Z17convolutionRowGPUPdS_S_iii' for 'sm_20'</text:p>
      <text:p text:style-name="P35">ptxas info <text:s text:c="3"/>: Function properties for _Z17convolutionRowGPUPdS_S_iii</text:p>
      <text:p text:style-name="P35"><text:s text:c="4"/>0 bytes stack frame, 0 bytes spill stores, 0 bytes spill loads</text:p>
      <text:p text:style-name="P35">ptxas info <text:s text:c="3"/>: Used 15 registers, 68 bytes cmem[0]</text:p>
      <text:p text:style-name="P35">ptxas info <text:s text:c="3"/>: Compiling entry function '_Z24convolutionTileColumnGPUPdS_iii' for 'sm_20'</text:p>
      <text:p text:style-name="P35">ptxas info <text:s text:c="3"/>: Function properties for _Z24convolutionTileColumnGPUPdS_iii</text:p>
      <text:p text:style-name="P35"><text:s text:c="4"/>0 bytes stack frame, 0 bytes spill stores, 0 bytes spill loads</text:p>
      <text:p text:style-name="P35">ptxas info <text:s text:c="3"/>: Used 17 registers, 8192 bytes smem, 60 bytes cmem[0]</text:p>
      <text:p text:style-name="P35">ptxas info <text:s text:c="3"/>: Compiling entry function '_Z20convolutionColumnGPUPdS_S_iii' for 'sm_20'</text:p>
      <text:p text:style-name="P35">ptxas info <text:s text:c="3"/>: Function properties for _Z20convolutionColumnGPUPdS_S_iii</text:p>
      <text:p text:style-name="P35"><text:s text:c="4"/>0 bytes stack frame, 0 bytes spill stores, 0 bytes spill loads</text:p>
      <text:p text:style-name="P35">ptxas info <text:s text:c="3"/>: Used 16 registers, 68 bytes cmem[0]</text:p>
      <text:p text:style-name="P35"/>
      <text:p text:style-name="P37"/>
      <text:p text:style-name="P35"/>
      <text:p text:style-name="P35"><text:soft-page-break/></text:p>
      <text:p text:style-name="P35"/>
      <text:p text:style-name="P36"><text:s/><text:span text:style-name="T15">Α</text:span>φού και οι registers ,shared memory,constant memory που χρησιμοποίουν οι kernels κατά την εκτέλεση δεν ξεπερνάνε τα όρια που μας βάζει η κάρτα γραφικών (σύμφωνα με το device Query) <text:span text:style-name="T15">το γραμμικό μπλοκ που μπορώ να έχω είναι 1024 threads</text:span>.</text:p>
      <text:p text:style-name="P36"/>
      <text:p text:style-name="P38"/>
      <text:p text:style-name="P38"/>
      <text:p text:style-name="P38"/>
      <text:p text:style-name="P38">Παρακάτω είναι οι χρόνοι εκτέλεσης της <text:s/>GPU <text:s/>για tiled κώδικα με doubles.To μέγιστο <text:s/>μέγεθος εικόνας είναι 4096 καθώς για μέγεθος 8192 <text:s/>παίρνω <text:s text:c="2"/>μήνυμα Failure in Gpu memory allocation.</text:p>
      <text:p text:style-name="P38"/>
      <text:p text:style-name="P38"><draw:frame draw:style-name="fr2" draw:name="Object13" text:anchor-type="paragraph" svg:width="7.772in" svg:height="3.5429in" draw:z-index="12"><draw:object xlink:href="./Object 13" xlink:type="simple" xlink:show="embed" xlink:actuate="onLoad"/><draw:image xlink:href="./ObjectReplacements/Object 13" xlink:type="simple" xlink:show="embed" xlink:actuate="onLoad"/></draw:frame></text:p>
      <text:p text:style-name="P38"/>
      <text:p text:style-name="P38"/>
      <text:p text:style-name="P38">Συγκριτικά οι χρόνοι για floats και doubles με μέγιστο μέγεθος εικόνας 4096.</text:p>
      <text:p text:style-name="P38"/>
      <text:p text:style-name="P38"/>
      <text:p text:style-name="P38"/>
      <text:p text:style-name="P38"><draw:frame draw:style-name="fr2" draw:name="Object14" text:anchor-type="paragraph" svg:width="7.9484in" svg:height="3.5429in" draw:z-index="13"><draw:object xlink:href="./Object 14" xlink:type="simple" xlink:show="embed" xlink:actuate="onLoad"/><draw:image xlink:href="./ObjectReplacements/Object 14" xlink:type="simple" xlink:show="embed" xlink:actuate="onLoad"/></draw:frame><text:soft-page-break/></text:p>
      <text:p text:style-name="P38"/>
      <text:p text:style-name="P38"/>
      <text:p text:style-name="P39">Παρακάτω είναι το διάγραμμα με τους χρόνους που πετυχαίνει η GPU για εικόνα 4096 * 4096 για διαφορετικά block/tile σε float και doubles.</text:p>
      <text:p text:style-name="P38"/>
      <text:p text:style-name="P38"><draw:frame draw:style-name="fr1" draw:name="Object15" text:anchor-type="paragraph" svg:width="6.2984in" svg:height="3.5429in" draw:z-index="14"><draw:object xlink:href="./Object 15" xlink:type="simple" xlink:show="embed" xlink:actuate="onLoad"/><draw:image xlink:href="./ObjectReplacements/Object 15"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9:48.024904976</meta:creation-date>
    <dc:date>2015-05-01T19:29:39.714802584</dc:date>
    <meta:editing-duration>P11DT2H2M37S</meta:editing-duration>
    <meta:editing-cycles>29</meta:editing-cycles>
    <meta:generator>LibreOffice/4.2.7.2$Linux_X86_64 LibreOffice_project/420m0$Build-2</meta:generator>
    <meta:document-statistic meta:table-count="0" meta:image-count="0" meta:object-count="15" meta:page-count="13" meta:paragraph-count="149" meta:word-count="1881" meta:character-count="12924" meta:non-whitespace-character-count="100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549cm" svg:height="8.999cm" xlink:href="." xlink:type="simple" chart:class="chart:bar" chart:style-name="ch1">
        <chart:title svg:x="7.022cm" svg:y="0.315cm" chart:style-name="ch2">
          <text:p>Gpu Time - Image size Diagram</text:p>
        </chart:title>
        <chart:legend chart:legend-position="end" svg:x="17.628cm" svg:y="4.198cm" style:legend-expansion="high" chart:style-name="ch3"/>
        <chart:plot-area chart:style-name="ch4" chart:data-source-has-labels="both" svg:x="1.425cm" svg:y="1.305cm" svg:width="15.793cm" svg:height="6.53cm">
          <chartooo:coordinate-region svg:x="2.237cm" svg:y="1.506cm" svg:width="14.928cm" svg:height="5.276cm"/>
          <chart:axis chart:dimension="x" chart:name="primary-x" chart:style-name="ch5" chartooo:axis-type="auto">
            <chartooo:date-scale/>
            <chart:title svg:x="7.873cm" svg:y="8.014cm" chart:style-name="ch6">
              <text:p>Image Size (pixels)</text:p>
            </chart:title>
            <chart:categories table:cell-range-address="local-table.$A$2:.$A$9"/>
          </chart:axis>
          <chart:axis chart:dimension="y" chart:name="primary-y" chart:style-name="ch7">
            <chart:title svg:x="0.451cm" svg:y="5.296cm" chart:style-name="ch8">
              <text:p>Time(ms)</text:p>
            </chart:title>
            <chart:grid chart:style-name="ch9" chart:class="major"/>
          </chart:axis>
          <chart:series chart:style-name="ch10" chart:values-cell-range-address="local-table.$B$2:.$B$9" chart:label-cell-address="local-table.$B$1" chart:class="chart:bar">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Gpu Time(ms)</text:p>
              </table:table-cell>
            </table:table-row>
          </table:table-header-rows>
          <table:table-rows>
            <table:table-row>
              <table:table-cell office:value-type="string">
                <text:p>64 x 64</text:p>
              </table:table-cell>
              <table:table-cell office:value-type="float" office:value="0.086144">
                <text:p>0.086144</text:p>
              </table:table-cell>
            </table:table-row>
            <table:table-row>
              <table:table-cell office:value-type="string">
                <text:p>128 x 128</text:p>
              </table:table-cell>
              <table:table-cell office:value-type="float" office:value="0.064544">
                <text:p>0.064544</text:p>
              </table:table-cell>
            </table:table-row>
            <table:table-row>
              <table:table-cell office:value-type="string">
                <text:p>256 x 256</text:p>
              </table:table-cell>
              <table:table-cell office:value-type="float" office:value="0.154208">
                <text:p>0.154208</text:p>
              </table:table-cell>
            </table:table-row>
            <table:table-row>
              <table:table-cell office:value-type="string">
                <text:p>512 x 512</text:p>
              </table:table-cell>
              <table:table-cell office:value-type="float" office:value="0.584096">
                <text:p>0.584096</text:p>
              </table:table-cell>
            </table:table-row>
            <table:table-row>
              <table:table-cell office:value-type="string">
                <text:p>1024 x 1024</text:p>
              </table:table-cell>
              <table:table-cell office:value-type="float" office:value="2.626464">
                <text:p>2.626464</text:p>
              </table:table-cell>
            </table:table-row>
            <table:table-row>
              <table:table-cell office:value-type="string">
                <text:p>2048 x 2048</text:p>
              </table:table-cell>
              <table:table-cell office:value-type="float" office:value="9.151168">
                <text:p>9.151168</text:p>
              </table:table-cell>
            </table:table-row>
            <table:table-row>
              <table:table-cell office:value-type="string">
                <text:p>4096 x 4096</text:p>
              </table:table-cell>
              <table:table-cell office:value-type="float" office:value="36.482143">
                <text:p>36.482143</text:p>
              </table:table-cell>
            </table:table-row>
            <table:table-row>
              <table:table-cell office:value-type="string">
                <text:p>8192 x 8192</text:p>
              </table:table-cell>
              <table:table-cell office:value-type="float" office:value="147.393433">
                <text:p>147.3934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141cm" svg:height="8.999cm" xlink:href="." xlink:type="simple" chart:class="chart:bar" chart:style-name="ch1">
        <chart:title svg:x="6.161cm" svg:y="0.315cm" chart:style-name="ch2">
          <text:p>GPU times comparison</text:p>
        </chart:title>
        <chart:legend chart:legend-position="end" svg:x="12.91cm" svg:y="3.696cm" style:legend-expansion="high" chart:style-name="ch3"/>
        <chart:plot-area chart:style-name="ch4" chart:data-source-has-labels="both" svg:x="1.357cm" svg:y="1.305cm" svg:width="11.211cm" svg:height="6.53cm">
          <chartooo:coordinate-region svg:x="2.169cm" svg:y="1.506cm" svg:width="10.054cm" svg:height="5.276cm"/>
          <chart:axis chart:dimension="x" chart:name="primary-x" chart:style-name="ch5" chartooo:axis-type="auto">
            <chartooo:date-scale/>
            <chart:title svg:x="5.688cm" svg:y="8.014cm" chart:style-name="ch6">
              <text:p>Image Size(pxls)</text:p>
            </chart:title>
            <chart:categories table:cell-range-address="local-table.$A$2:.$A$9"/>
          </chart:axis>
          <chart:axis chart:dimension="y" chart:name="primary-y" chart:style-name="ch7">
            <chart:title svg:x="0.451cm" svg:y="5.296cm" chart:style-name="ch8">
              <text:p>Time(ms)</text:p>
            </chart:title>
            <chart:grid chart:style-name="ch9" chart:class="major"/>
          </chart:axis>
          <chart:series chart:style-name="ch10" chart:values-cell-range-address="local-table.$B$2:.$B$9" chart:label-cell-address="local-table.$B$1" chart:class="chart:bar">
            <chart:data-point chart:repeated="8"/>
          </chart:series>
          <chart:series chart:style-name="ch11" chart:values-cell-range-address="local-table.$C$2:.$C$9" chart:label-cell-address="local-table.$C$1" chart:class="chart:bar">
            <chart:data-point chart:repeated="8"/>
          </chart:series>
          <chart:series chart:style-name="ch12" chart:values-cell-range-address="local-table.$D$2:.$D$9" chart:label-cell-address="local-table.$D$1" chart:class="chart:bar">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GPU_Time(ms)</text:p>
              </table:table-cell>
              <table:table-cell office:value-type="string">
                <text:p>GPU Time (no_L1)</text:p>
              </table:table-cell>
              <table:table-cell office:value-type="string">
                <text:p>GPU Time(no L1 &amp; L2)</text:p>
              </table:table-cell>
            </table:table-row>
          </table:table-header-rows>
          <table:table-rows>
            <table:table-row>
              <table:table-cell office:value-type="string">
                <text:p>64 x 64</text:p>
              </table:table-cell>
              <table:table-cell office:value-type="float" office:value="0.071296">
                <text:p>0.071296</text:p>
              </table:table-cell>
              <table:table-cell office:value-type="float" office:value="0.07328">
                <text:p>0.07328</text:p>
              </table:table-cell>
              <table:table-cell office:value-type="float" office:value="0.070912">
                <text:p>0.070912</text:p>
              </table:table-cell>
            </table:table-row>
            <table:table-row>
              <table:table-cell office:value-type="string">
                <text:p>128 x 128</text:p>
              </table:table-cell>
              <table:table-cell office:value-type="float" office:value="0.127968">
                <text:p>0.127968</text:p>
              </table:table-cell>
              <table:table-cell office:value-type="float" office:value="0.143296">
                <text:p>0.143296</text:p>
              </table:table-cell>
              <table:table-cell office:value-type="float" office:value="0.127936">
                <text:p>0.127936</text:p>
              </table:table-cell>
            </table:table-row>
            <table:table-row>
              <table:table-cell office:value-type="string">
                <text:p>256 x 256</text:p>
              </table:table-cell>
              <table:table-cell office:value-type="float" office:value="0.331328">
                <text:p>0.331328</text:p>
              </table:table-cell>
              <table:table-cell office:value-type="float" office:value="0.362208">
                <text:p>0.362208</text:p>
              </table:table-cell>
              <table:table-cell office:value-type="float" office:value="0.379712">
                <text:p>0.379712</text:p>
              </table:table-cell>
            </table:table-row>
            <table:table-row>
              <table:table-cell office:value-type="string">
                <text:p>512 x 512</text:p>
              </table:table-cell>
              <table:table-cell office:value-type="float" office:value="1.197408">
                <text:p>1.197408</text:p>
              </table:table-cell>
              <table:table-cell office:value-type="float" office:value="1.316992">
                <text:p>1.316992</text:p>
              </table:table-cell>
              <table:table-cell office:value-type="float" office:value="1.606688">
                <text:p>1.606688</text:p>
              </table:table-cell>
            </table:table-row>
            <table:table-row>
              <table:table-cell office:value-type="string">
                <text:p>1024 x 1024</text:p>
              </table:table-cell>
              <table:table-cell office:value-type="float" office:value="4.665472">
                <text:p>4.665472</text:p>
              </table:table-cell>
              <table:table-cell office:value-type="float" office:value="5.167456">
                <text:p>5.167456</text:p>
              </table:table-cell>
              <table:table-cell office:value-type="float" office:value="7.702272">
                <text:p>7.702272</text:p>
              </table:table-cell>
            </table:table-row>
            <table:table-row>
              <table:table-cell office:value-type="string">
                <text:p>2048 x 2048</text:p>
              </table:table-cell>
              <table:table-cell office:value-type="float" office:value="18.584801">
                <text:p>18.584801</text:p>
              </table:table-cell>
              <table:table-cell office:value-type="float" office:value="20.620928">
                <text:p>20.620928</text:p>
              </table:table-cell>
              <table:table-cell office:value-type="float" office:value="25.187937">
                <text:p>25.187937</text:p>
              </table:table-cell>
            </table:table-row>
            <table:table-row>
              <table:table-cell office:value-type="string">
                <text:p>4096 x 4096</text:p>
              </table:table-cell>
              <table:table-cell office:value-type="float" office:value="74.381889">
                <text:p>74.381889</text:p>
              </table:table-cell>
              <table:table-cell office:value-type="float" office:value="82.551712">
                <text:p>82.551712</text:p>
              </table:table-cell>
              <table:table-cell office:value-type="float" office:value="116.802719">
                <text:p>116.802719</text:p>
              </table:table-cell>
            </table:table-row>
            <table:table-row>
              <table:table-cell office:value-type="string">
                <text:p>8192 x 8192</text:p>
              </table:table-cell>
              <table:table-cell office:value-type="float" office:value="298.296356">
                <text:p>298.296356</text:p>
              </table:table-cell>
              <table:table-cell office:value-type="float" office:value="330.990509">
                <text:p>330.990509</text:p>
              </table:table-cell>
              <table:table-cell office:value-type="float" office:value="511.51355">
                <text:p>511.5135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85cm" svg:height="8.999cm" xlink:href="." xlink:type="simple" chart:class="chart:bar" chart:style-name="ch1">
        <chart:title svg:x="5.19cm" svg:y="0.315cm" chart:style-name="ch2">
          <text:p>Gpu Times Comparison for Image size 64 -512</text:p>
        </chart:title>
        <chart:legend chart:legend-position="end" svg:x="15.619cm" svg:y="3.696cm" style:legend-expansion="high" chart:style-name="ch3"/>
        <chart:plot-area chart:style-name="ch4" chart:data-source-has-labels="both" svg:x="1.412cm" svg:y="1.305cm" svg:width="13.81cm" svg:height="6.53cm">
          <chartooo:coordinate-region svg:x="2.144cm" svg:y="1.506cm" svg:width="13.078cm" svg:height="5.678cm"/>
          <chart:axis chart:dimension="x" chart:name="primary-x" chart:style-name="ch5" chartooo:axis-type="auto">
            <chartooo:date-scale/>
            <chart:title svg:x="7.043cm" svg:y="8.014cm" chart:style-name="ch6">
              <text:p>Image Size(pxls)</text:p>
            </chart:title>
            <chart:categories table:cell-range-address="local-table.$A$2:.$A$5"/>
          </chart:axis>
          <chart:axis chart:dimension="y" chart:name="primary-y" chart:style-name="ch7">
            <chart:title svg:x="0.451cm" svg:y="5.296cm" chart:style-name="ch8">
              <text:p>Time(ms)</text:p>
            </chart:title>
            <chart:grid chart:style-name="ch9"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GPU_Time(ms)</text:p>
              </table:table-cell>
              <table:table-cell office:value-type="string">
                <text:p>GPU Time (no_L1)</text:p>
              </table:table-cell>
              <table:table-cell office:value-type="string">
                <text:p>GPU Time(no L1 &amp; L2)</text:p>
              </table:table-cell>
            </table:table-row>
          </table:table-header-rows>
          <table:table-rows>
            <table:table-row>
              <table:table-cell office:value-type="string">
                <text:p>64 x 64</text:p>
              </table:table-cell>
              <table:table-cell office:value-type="float" office:value="0.071296">
                <text:p>0.071296</text:p>
              </table:table-cell>
              <table:table-cell office:value-type="float" office:value="0.07328">
                <text:p>0.07328</text:p>
              </table:table-cell>
              <table:table-cell office:value-type="float" office:value="0.070912">
                <text:p>0.070912</text:p>
              </table:table-cell>
            </table:table-row>
            <table:table-row>
              <table:table-cell office:value-type="string">
                <text:p>128 x 128</text:p>
              </table:table-cell>
              <table:table-cell office:value-type="float" office:value="0.127968">
                <text:p>0.127968</text:p>
              </table:table-cell>
              <table:table-cell office:value-type="float" office:value="0.143296">
                <text:p>0.143296</text:p>
              </table:table-cell>
              <table:table-cell office:value-type="float" office:value="0.127936">
                <text:p>0.127936</text:p>
              </table:table-cell>
            </table:table-row>
            <table:table-row>
              <table:table-cell office:value-type="string">
                <text:p>256 x 256</text:p>
              </table:table-cell>
              <table:table-cell office:value-type="float" office:value="0.331328">
                <text:p>0.331328</text:p>
              </table:table-cell>
              <table:table-cell office:value-type="float" office:value="0.362208">
                <text:p>0.362208</text:p>
              </table:table-cell>
              <table:table-cell office:value-type="float" office:value="0.379712">
                <text:p>0.379712</text:p>
              </table:table-cell>
            </table:table-row>
            <table:table-row>
              <table:table-cell office:value-type="string">
                <text:p>512 x 512</text:p>
              </table:table-cell>
              <table:table-cell office:value-type="float" office:value="1.197408">
                <text:p>1.197408</text:p>
              </table:table-cell>
              <table:table-cell office:value-type="float" office:value="1.316992">
                <text:p>1.316992</text:p>
              </table:table-cell>
              <table:table-cell office:value-type="float" office:value="1.606688">
                <text:p>1.60668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0.171cm" svg:height="10.126cm" xlink:href="." xlink:type="simple" chart:class="chart:bar" chart:style-name="ch1">
        <chart:title svg:x="6.018cm" svg:y="0.338cm" chart:style-name="ch2">
          <text:p>Non Tiled - Tiled Code Time Comparison</text:p>
        </chart:title>
        <chart:legend chart:legend-position="end" svg:x="13.4cm" svg:y="4.26cm" style:legend-expansion="high" chart:style-name="ch3"/>
        <chart:plot-area chart:style-name="ch4" chart:data-source-has-labels="both" svg:x="0.633cm" svg:y="1.129cm" svg:width="11.958cm" svg:height="7.807cm">
          <chartooo:coordinate-region svg:x="1.445cm" svg:y="1.331cm" svg:width="11.146cm" svg:height="6.954cm"/>
          <chart:axis chart:dimension="x" chart:name="primary-x" chart:style-name="ch5" chartooo:axis-type="text">
            <chart:title svg:x="5.659cm" svg:y="9.138cm" chart:style-name="ch6">
              <text:p>Image Sizes</text:p>
            </chart:title>
            <chart:categories table:cell-range-address="local-table.$A$2:.$A$17"/>
          </chart:axis>
          <chart:axis chart:dimension="y" chart:name="primary-y" chart:style-name="ch7">
            <chart:title svg:x="0cm" svg:y="5.758cm" chart:style-name="ch8">
              <text:p>Time(ms)</text:p>
            </chart:title>
            <chart:grid chart:style-name="ch9" chart:class="major"/>
          </chart:axis>
          <chart:series chart:style-name="ch10" chart:values-cell-range-address="local-table.$B$2:.$B$17" chart:label-cell-address="local-table.$B$1" chart:class="chart:bar">
            <chart:data-point chart:repeated="16"/>
          </chart:series>
          <chart:series chart:style-name="ch11" chart:values-cell-range-address="local-table.$C$2:.$C$17" chart:label-cell-address="local-table.$C$1" chart:class="chart:bar">
            <chart:data-point chart:repeated="16"/>
          </chart:series>
          <chart:series chart:style-name="ch12" chart:values-cell-range-address="local-table.$D$2:.$D$17" chart:label-cell-address="local-table.$D$1" chart:class="chart:bar">
            <chart:data-point chart:repeated="1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GPU_Time_Non_Tiled_Tiled</text:p>
              </table:table-cell>
              <table:table-cell office:value-type="string">
                <text:p>GPU Time (no_L1)_Non_Tiled-Tiled</text:p>
              </table:table-cell>
              <table:table-cell office:value-type="string">
                <text:p>GPU Time(no L1 &amp; L2)_Non_Tiled-Tiled</text:p>
              </table:table-cell>
            </table:table-row>
          </table:table-header-rows>
          <table:table-rows>
            <table:table-row>
              <table:table-cell office:value-type="string">
                <text:p>1</text:p>
              </table:table-cell>
              <table:table-cell office:value-type="float" office:value="0.086144">
                <text:p>0.086144</text:p>
              </table:table-cell>
              <table:table-cell office:value-type="float" office:value="0.085472">
                <text:p>0.085472</text:p>
              </table:table-cell>
              <table:table-cell office:value-type="float" office:value="0.085856">
                <text:p>0.085856</text:p>
              </table:table-cell>
            </table:table-row>
            <table:table-row>
              <table:table-cell office:value-type="string">
                <text:p>2</text:p>
              </table:table-cell>
              <table:table-cell office:value-type="float" office:value="0.064544">
                <text:p>0.064544</text:p>
              </table:table-cell>
              <table:table-cell office:value-type="float" office:value="0.101952">
                <text:p>0.101952</text:p>
              </table:table-cell>
              <table:table-cell office:value-type="float" office:value="0.09792">
                <text:p>0.09792</text:p>
              </table:table-cell>
            </table:table-row>
            <table:table-row>
              <table:table-cell office:value-type="string">
                <text:p>3</text:p>
              </table:table-cell>
              <table:table-cell office:value-type="float" office:value="0.154208">
                <text:p>0.154208</text:p>
              </table:table-cell>
              <table:table-cell office:value-type="float" office:value="0.281312">
                <text:p>0.281312</text:p>
              </table:table-cell>
              <table:table-cell office:value-type="float" office:value="0.25808">
                <text:p>0.25808</text:p>
              </table:table-cell>
            </table:table-row>
            <table:table-row>
              <table:table-cell office:value-type="string">
                <text:p>4</text:p>
              </table:table-cell>
              <table:table-cell office:value-type="float" office:value="0.584096">
                <text:p>0.584096</text:p>
              </table:table-cell>
              <table:table-cell office:value-type="float" office:value="1.098944">
                <text:p>1.098944</text:p>
              </table:table-cell>
              <table:table-cell office:value-type="float" office:value="1.056896">
                <text:p>1.056896</text:p>
              </table:table-cell>
            </table:table-row>
            <table:table-row>
              <table:table-cell office:value-type="string">
                <text:p>5</text:p>
              </table:table-cell>
              <table:table-cell office:value-type="float" office:value="2.626464">
                <text:p>2.626464</text:p>
              </table:table-cell>
              <table:table-cell office:value-type="float" office:value="4.398656">
                <text:p>4.398656</text:p>
              </table:table-cell>
              <table:table-cell office:value-type="float" office:value="6.644608">
                <text:p>6.644608</text:p>
              </table:table-cell>
            </table:table-row>
            <table:table-row>
              <table:table-cell office:value-type="string">
                <text:p>6</text:p>
              </table:table-cell>
              <table:table-cell office:value-type="float" office:value="9.151168">
                <text:p>9.151168</text:p>
              </table:table-cell>
              <table:table-cell office:value-type="float" office:value="17.587423">
                <text:p>17.587423</text:p>
              </table:table-cell>
              <table:table-cell office:value-type="float" office:value="17.769632">
                <text:p>17.769632</text:p>
              </table:table-cell>
            </table:table-row>
            <table:table-row>
              <table:table-cell office:value-type="string">
                <text:p>7</text:p>
              </table:table-cell>
              <table:table-cell office:value-type="float" office:value="36.482143">
                <text:p>36.482143</text:p>
              </table:table-cell>
              <table:table-cell office:value-type="float" office:value="70.379135">
                <text:p>70.379135</text:p>
              </table:table-cell>
              <table:table-cell office:value-type="float" office:value="72.729088">
                <text:p>72.729088</text:p>
              </table:table-cell>
            </table:table-row>
            <table:table-row>
              <table:table-cell office:value-type="string">
                <text:p>8</text:p>
              </table:table-cell>
              <table:table-cell office:value-type="float" office:value="147.393433">
                <text:p>147.393433</text:p>
              </table:table-cell>
              <table:table-cell office:value-type="float" office:value="281.569183">
                <text:p>281.569183</text:p>
              </table:table-cell>
              <table:table-cell office:value-type="float" office:value="333.477081">
                <text:p>333.477081</text:p>
              </table:table-cell>
            </table:table-row>
            <table:table-row>
              <table:table-cell office:value-type="string">
                <text:p>9</text:p>
              </table:table-cell>
              <table:table-cell office:value-type="float" office:value="0.071296">
                <text:p>0.071296</text:p>
              </table:table-cell>
              <table:table-cell office:value-type="float" office:value="0.07328">
                <text:p>0.07328</text:p>
              </table:table-cell>
              <table:table-cell office:value-type="float" office:value="0.070912">
                <text:p>0.070912</text:p>
              </table:table-cell>
            </table:table-row>
            <table:table-row>
              <table:table-cell office:value-type="string">
                <text:p>10</text:p>
              </table:table-cell>
              <table:table-cell office:value-type="float" office:value="0.127968">
                <text:p>0.127968</text:p>
              </table:table-cell>
              <table:table-cell office:value-type="float" office:value="0.143296">
                <text:p>0.143296</text:p>
              </table:table-cell>
              <table:table-cell office:value-type="float" office:value="0.127936">
                <text:p>0.127936</text:p>
              </table:table-cell>
            </table:table-row>
            <table:table-row>
              <table:table-cell office:value-type="string">
                <text:p>11</text:p>
              </table:table-cell>
              <table:table-cell office:value-type="float" office:value="0.331328">
                <text:p>0.331328</text:p>
              </table:table-cell>
              <table:table-cell office:value-type="float" office:value="0.362208">
                <text:p>0.362208</text:p>
              </table:table-cell>
              <table:table-cell office:value-type="float" office:value="0.379712">
                <text:p>0.379712</text:p>
              </table:table-cell>
            </table:table-row>
            <table:table-row>
              <table:table-cell office:value-type="string">
                <text:p>12</text:p>
              </table:table-cell>
              <table:table-cell office:value-type="float" office:value="1.197408">
                <text:p>1.197408</text:p>
              </table:table-cell>
              <table:table-cell office:value-type="float" office:value="1.316992">
                <text:p>1.316992</text:p>
              </table:table-cell>
              <table:table-cell office:value-type="float" office:value="1.606688">
                <text:p>1.606688</text:p>
              </table:table-cell>
            </table:table-row>
            <table:table-row>
              <table:table-cell office:value-type="string">
                <text:p>13</text:p>
              </table:table-cell>
              <table:table-cell office:value-type="float" office:value="4.665472">
                <text:p>4.665472</text:p>
              </table:table-cell>
              <table:table-cell office:value-type="float" office:value="5.167456">
                <text:p>5.167456</text:p>
              </table:table-cell>
              <table:table-cell office:value-type="float" office:value="7.702272">
                <text:p>7.702272</text:p>
              </table:table-cell>
            </table:table-row>
            <table:table-row>
              <table:table-cell office:value-type="string">
                <text:p>14</text:p>
              </table:table-cell>
              <table:table-cell office:value-type="float" office:value="18.584801">
                <text:p>18.584801</text:p>
              </table:table-cell>
              <table:table-cell office:value-type="float" office:value="20.620928">
                <text:p>20.620928</text:p>
              </table:table-cell>
              <table:table-cell office:value-type="float" office:value="25.187937">
                <text:p>25.187937</text:p>
              </table:table-cell>
            </table:table-row>
            <table:table-row>
              <table:table-cell office:value-type="string">
                <text:p>15</text:p>
              </table:table-cell>
              <table:table-cell office:value-type="float" office:value="74.381889">
                <text:p>74.381889</text:p>
              </table:table-cell>
              <table:table-cell office:value-type="float" office:value="82.551712">
                <text:p>82.551712</text:p>
              </table:table-cell>
              <table:table-cell office:value-type="float" office:value="116.802719">
                <text:p>116.802719</text:p>
              </table:table-cell>
            </table:table-row>
            <table:table-row>
              <table:table-cell office:value-type="string">
                <text:p>16</text:p>
              </table:table-cell>
              <table:table-cell office:value-type="float" office:value="298.296356">
                <text:p>298.296356</text:p>
              </table:table-cell>
              <table:table-cell office:value-type="float" office:value="330.990509">
                <text:p>330.990509</text:p>
              </table:table-cell>
              <table:table-cell office:value-type="float" office:value="511.51355">
                <text:p>511.5135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chart:data-label-number="value" chart:data-label-text="false" chart:data-label-symbol="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741cm" svg:height="8.999cm" xlink:href="." xlink:type="simple" chart:class="chart:bar" chart:style-name="ch1">
        <chart:title svg:x="5.335cm" svg:y="0.315cm" chart:style-name="ch2">
          <text:p>Gpu Time for Doubles - Image size Diagram </text:p>
        </chart:title>
        <chart:legend chart:legend-position="end" svg:x="15.858cm" svg:y="4.198cm" style:legend-expansion="high" chart:style-name="ch3"/>
        <chart:plot-area chart:style-name="ch4" chart:data-source-has-labels="both" svg:x="1.409cm" svg:y="1.305cm" svg:width="14.055cm" svg:height="6.53cm">
          <chartooo:coordinate-region svg:x="2.221cm" svg:y="1.506cm" svg:width="13.194cm" svg:height="5.276cm"/>
          <chart:axis chart:dimension="x" chart:name="primary-x" chart:style-name="ch5" chartooo:axis-type="auto">
            <chartooo:date-scale/>
            <chart:title svg:x="7.162cm" svg:y="8.014cm" chart:style-name="ch6">
              <text:p>Image Size(pxls)</text:p>
            </chart:title>
            <chart:categories table:cell-range-address="local-table.$A$2:.$A$8"/>
          </chart:axis>
          <chart:axis chart:dimension="y" chart:name="primary-y" chart:style-name="ch7">
            <chart:title svg:x="0.451cm" svg:y="5.296cm" chart:style-name="ch8">
              <text:p>Time(ms)</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GPU_Time_Doubles</text:p>
              </table:table-cell>
            </table:table-row>
          </table:table-header-rows>
          <table:table-rows>
            <table:table-row>
              <table:table-cell office:value-type="string">
                <text:p>64 x 64</text:p>
              </table:table-cell>
              <table:table-cell office:value-type="float" office:value="0.09568">
                <text:p>0.09568</text:p>
              </table:table-cell>
            </table:table-row>
            <table:table-row>
              <table:table-cell office:value-type="string">
                <text:p>128 x 128</text:p>
              </table:table-cell>
              <table:table-cell office:value-type="float" office:value="0.171648">
                <text:p>0.171648</text:p>
              </table:table-cell>
            </table:table-row>
            <table:table-row>
              <table:table-cell office:value-type="string">
                <text:p>256 x 256</text:p>
              </table:table-cell>
              <table:table-cell office:value-type="float" office:value="0.436384">
                <text:p>0.436384</text:p>
              </table:table-cell>
            </table:table-row>
            <table:table-row>
              <table:table-cell office:value-type="string">
                <text:p>512 x 512</text:p>
              </table:table-cell>
              <table:table-cell office:value-type="float" office:value="1.571008">
                <text:p>1.571008</text:p>
              </table:table-cell>
            </table:table-row>
            <table:table-row>
              <table:table-cell office:value-type="string">
                <text:p>1024 x 1024</text:p>
              </table:table-cell>
              <table:table-cell office:value-type="float" office:value="6.092544">
                <text:p>6.092544</text:p>
              </table:table-cell>
            </table:table-row>
            <table:table-row>
              <table:table-cell office:value-type="string">
                <text:p>2048 x 2048</text:p>
              </table:table-cell>
              <table:table-cell office:value-type="float" office:value="24.265823">
                <text:p>24.265823</text:p>
              </table:table-cell>
            </table:table-row>
            <table:table-row>
              <table:table-cell office:value-type="string">
                <text:p>4096 x 4096</text:p>
              </table:table-cell>
              <table:table-cell office:value-type="float" office:value="97.170975">
                <text:p>97.17097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189cm" svg:height="8.999cm" xlink:href="." xlink:type="simple" chart:class="chart:bar" chart:style-name="ch1">
        <chart:title svg:x="6.147cm" svg:y="0.315cm" chart:style-name="ch2">
          <text:p>Gpu Time Comparison Doubles- Floats</text:p>
        </chart:title>
        <chart:legend chart:legend-position="end" svg:x="16.306cm" svg:y="3.947cm" style:legend-expansion="high" chart:style-name="ch3"/>
        <chart:plot-area chart:style-name="ch4" chart:data-source-has-labels="both" svg:x="1.418cm" svg:y="1.305cm" svg:width="14.485cm" svg:height="6.53cm">
          <chartooo:coordinate-region svg:x="2.23cm" svg:y="1.506cm" svg:width="13.656cm" svg:height="5.276cm"/>
          <chart:axis chart:dimension="x" chart:name="primary-x" chart:style-name="ch5" chartooo:axis-type="auto">
            <chartooo:date-scale/>
            <chart:title svg:x="7.386cm" svg:y="8.014cm" chart:style-name="ch6">
              <text:p>Image Size(pxls)</text:p>
            </chart:title>
            <chart:categories table:cell-range-address="local-table.$A$2:.$A$8"/>
          </chart:axis>
          <chart:axis chart:dimension="y" chart:name="primary-y" chart:style-name="ch7">
            <chart:title svg:x="0.451cm" svg:y="5.296cm" chart:style-name="ch8">
              <text:p>Time(ms)</text:p>
            </chart:title>
            <chart:grid chart:style-name="ch9" chart:class="major"/>
          </chart:axis>
          <chart:series chart:style-name="ch10" chart:values-cell-range-address="local-table.$B$2:.$B$8" chart:label-cell-address="local-table.$B$1" chart:class="chart:bar">
            <chart:data-point chart:repeated="7"/>
          </chart:series>
          <chart:series chart:style-name="ch11" chart:values-cell-range-address="local-table.$C$2:.$C$8" chart:label-cell-address="local-table.$C$1"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PU_Time_Doubles</text:p>
              </table:table-cell>
              <table:table-cell office:value-type="string">
                <text:p>_GPU_Time_Float</text:p>
              </table:table-cell>
            </table:table-row>
          </table:table-header-rows>
          <table:table-rows>
            <table:table-row>
              <table:table-cell office:value-type="string">
                <text:p>64 x 64</text:p>
              </table:table-cell>
              <table:table-cell office:value-type="float" office:value="0.09568">
                <text:p>0.09568</text:p>
              </table:table-cell>
              <table:table-cell office:value-type="float" office:value="0.071296">
                <text:p>0.071296</text:p>
              </table:table-cell>
            </table:table-row>
            <table:table-row>
              <table:table-cell office:value-type="string">
                <text:p>128 x 128</text:p>
              </table:table-cell>
              <table:table-cell office:value-type="float" office:value="0.171648">
                <text:p>0.171648</text:p>
              </table:table-cell>
              <table:table-cell office:value-type="float" office:value="0.127968">
                <text:p>0.127968</text:p>
              </table:table-cell>
            </table:table-row>
            <table:table-row>
              <table:table-cell office:value-type="string">
                <text:p>256 x 256</text:p>
              </table:table-cell>
              <table:table-cell office:value-type="float" office:value="0.436384">
                <text:p>0.436384</text:p>
              </table:table-cell>
              <table:table-cell office:value-type="float" office:value="0.331328">
                <text:p>0.331328</text:p>
              </table:table-cell>
            </table:table-row>
            <table:table-row>
              <table:table-cell office:value-type="string">
                <text:p>512 x 512</text:p>
              </table:table-cell>
              <table:table-cell office:value-type="float" office:value="1.571008">
                <text:p>1.571008</text:p>
              </table:table-cell>
              <table:table-cell office:value-type="float" office:value="1.197408">
                <text:p>1.197408</text:p>
              </table:table-cell>
            </table:table-row>
            <table:table-row>
              <table:table-cell office:value-type="string">
                <text:p>1024 x 1024</text:p>
              </table:table-cell>
              <table:table-cell office:value-type="float" office:value="6.092544">
                <text:p>6.092544</text:p>
              </table:table-cell>
              <table:table-cell office:value-type="float" office:value="4.665472">
                <text:p>4.665472</text:p>
              </table:table-cell>
            </table:table-row>
            <table:table-row>
              <table:table-cell office:value-type="string">
                <text:p>2048 x 2048</text:p>
              </table:table-cell>
              <table:table-cell office:value-type="float" office:value="24.265823">
                <text:p>24.265823</text:p>
              </table:table-cell>
              <table:table-cell office:value-type="float" office:value="18.584801">
                <text:p>18.584801</text:p>
              </table:table-cell>
            </table:table-row>
            <table:table-row>
              <table:table-cell office:value-type="string">
                <text:p>4096 x 4096</text:p>
              </table:table-cell>
              <table:table-cell office:value-type="float" office:value="97.170975">
                <text:p>97.170975</text:p>
              </table:table-cell>
              <table:table-cell office:value-type="float" office:value="74.381889">
                <text:p>74.38188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title svg:x="3.504cm" svg:y="0.315cm" chart:style-name="ch2">
          <text:p>Gpu Time comparison for different block/tile </text:p>
        </chart:title>
        <chart:legend chart:legend-position="end" svg:x="13.505cm" svg:y="3.947cm" style:legend-expansion="high" chart:style-name="ch3"/>
        <chart:plot-area chart:style-name="ch4" chart:data-source-has-labels="both" svg:x="1.334cm" svg:y="1.305cm" svg:width="11.852cm" svg:height="6.53cm">
          <chartooo:coordinate-region svg:x="2.146cm" svg:y="1.506cm" svg:width="11.04cm" svg:height="5.678cm"/>
          <chart:axis chart:dimension="x" chart:name="primary-x" chart:style-name="ch5" chartooo:axis-type="auto">
            <chartooo:date-scale/>
            <chart:title svg:x="6.441cm" svg:y="8.014cm" chart:style-name="ch6">
              <text:p>Block / Tile</text:p>
            </chart:title>
            <chart:categories table:cell-range-address="local-table.$A$2:.$A$3"/>
          </chart:axis>
          <chart:axis chart:dimension="y" chart:name="primary-y" chart:style-name="ch7">
            <chart:title svg:x="0.451cm" svg:y="5.296cm" chart:style-name="ch8">
              <text:p>Time(ms)</text:p>
            </chart:title>
            <chart:grid chart:style-name="ch9" chart:class="major"/>
          </chart:axis>
          <chart:series chart:style-name="ch10" chart:values-cell-range-address="local-table.$B$2:.$B$3" chart:label-cell-address="local-table.$B$1" chart:class="chart:bar">
            <chart:data-point chart:repeated="2"/>
          </chart:series>
          <chart:series chart:style-name="ch11" chart:values-cell-range-address="local-table.$C$2:.$C$3" chart:label-cell-address="local-table.$C$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loat times</text:p>
              </table:table-cell>
              <table:table-cell office:value-type="string">
                <text:p>Doubles</text:p>
              </table:table-cell>
            </table:table-row>
          </table:table-header-rows>
          <table:table-rows>
            <table:table-row>
              <table:table-cell office:value-type="string">
                <text:p>Block/tile 32/32</text:p>
              </table:table-cell>
              <table:table-cell office:value-type="float" office:value="74.42319">
                <text:p>74.42319</text:p>
              </table:table-cell>
              <table:table-cell office:value-type="float" office:value="97.244095">
                <text:p>97.244095</text:p>
              </table:table-cell>
            </table:table-row>
            <table:table-row>
              <table:table-cell office:value-type="string">
                <text:p>Block/tile 16/16</text:p>
              </table:table-cell>
              <table:table-cell office:value-type="float" office:value="38.23415">
                <text:p>38.23415</text:p>
              </table:table-cell>
              <table:table-cell office:value-type="float" office:value="61.468258">
                <text:p>61.46825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524cm" svg:height="8.999cm" xlink:href="." xlink:type="simple" chart:class="chart:bar" chart:style-name="ch1">
        <chart:title svg:x="6.235cm" svg:y="0.315cm" chart:style-name="ch2">
          <text:p>Gpu Time (no L1) - Image size Diagram</text:p>
        </chart:title>
        <chart:legend chart:legend-position="end" svg:x="16.935cm" svg:y="4.198cm" style:legend-expansion="high" chart:style-name="ch3"/>
        <chart:plot-area chart:style-name="ch4" chart:data-source-has-labels="both" svg:x="1.425cm" svg:y="1.305cm" svg:width="15.1cm" svg:height="6.53cm">
          <chartooo:coordinate-region svg:x="2.237cm" svg:y="1.506cm" svg:width="14.191cm" svg:height="5.276cm"/>
          <chart:axis chart:dimension="x" chart:name="primary-x" chart:style-name="ch5" chartooo:axis-type="auto">
            <chartooo:date-scale/>
            <chart:title svg:x="8.102cm" svg:y="8.014cm" chart:style-name="ch6">
              <text:p>Image Size</text:p>
            </chart:title>
            <chart:categories table:cell-range-address="local-table.$A$2:.$A$9"/>
          </chart:axis>
          <chart:axis chart:dimension="y" chart:name="primary-y" chart:style-name="ch7">
            <chart:title svg:x="0.451cm" svg:y="5.296cm" chart:style-name="ch8">
              <text:p>Time(ms)</text:p>
            </chart:title>
            <chart:grid chart:style-name="ch9" chart:class="major"/>
          </chart:axis>
          <chart:series chart:style-name="ch10" chart:values-cell-range-address="local-table.$B$2:.$B$9" chart:label-cell-address="local-table.$B$1" chart:class="chart:bar">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GPU Time (no_L1)</text:p>
              </table:table-cell>
            </table:table-row>
          </table:table-header-rows>
          <table:table-rows>
            <table:table-row>
              <table:table-cell office:value-type="string">
                <text:p>64 x 64</text:p>
              </table:table-cell>
              <table:table-cell office:value-type="float" office:value="0.085472">
                <text:p>0.085472</text:p>
              </table:table-cell>
            </table:table-row>
            <table:table-row>
              <table:table-cell office:value-type="string">
                <text:p>128 x 128</text:p>
              </table:table-cell>
              <table:table-cell office:value-type="float" office:value="0.101952">
                <text:p>0.101952</text:p>
              </table:table-cell>
            </table:table-row>
            <table:table-row>
              <table:table-cell office:value-type="string">
                <text:p>256 x 256</text:p>
              </table:table-cell>
              <table:table-cell office:value-type="float" office:value="0.281312">
                <text:p>0.281312</text:p>
              </table:table-cell>
            </table:table-row>
            <table:table-row>
              <table:table-cell office:value-type="string">
                <text:p>512 x 512</text:p>
              </table:table-cell>
              <table:table-cell office:value-type="float" office:value="1.098944">
                <text:p>1.098944</text:p>
              </table:table-cell>
            </table:table-row>
            <table:table-row>
              <table:table-cell office:value-type="string">
                <text:p>1024 x 1024</text:p>
              </table:table-cell>
              <table:table-cell office:value-type="float" office:value="4.398656">
                <text:p>4.398656</text:p>
              </table:table-cell>
            </table:table-row>
            <table:table-row>
              <table:table-cell office:value-type="string">
                <text:p>2048 x 2048</text:p>
              </table:table-cell>
              <table:table-cell office:value-type="float" office:value="17.587423">
                <text:p>17.587423</text:p>
              </table:table-cell>
            </table:table-row>
            <table:table-row>
              <table:table-cell office:value-type="string">
                <text:p>4096 x 4096</text:p>
              </table:table-cell>
              <table:table-cell office:value-type="float" office:value="70.379135">
                <text:p>70.379135</text:p>
              </table:table-cell>
            </table:table-row>
            <table:table-row>
              <table:table-cell office:value-type="string">
                <text:p>8192 x 8192</text:p>
              </table:table-cell>
              <table:table-cell office:value-type="float" office:value="281.569183">
                <text:p>281.56918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806cm" svg:height="8.999cm" xlink:href="." xlink:type="simple" chart:class="chart:bar" chart:style-name="ch1">
        <chart:title svg:x="5.855cm" svg:y="0.315cm" chart:style-name="ch2">
          <text:p>Gpu Time (no L1 &amp; L2) - Image size Diagram</text:p>
        </chart:title>
        <chart:legend chart:legend-position="end" svg:x="16.575cm" svg:y="4.198cm" style:legend-expansion="high" chart:style-name="ch3"/>
        <chart:plot-area chart:style-name="ch4" chart:data-source-has-labels="both" svg:x="1.431cm" svg:y="1.305cm" svg:width="14.728cm" svg:height="6.53cm">
          <chartooo:coordinate-region svg:x="2.243cm" svg:y="1.506cm" svg:width="13.795cm" svg:height="5.276cm"/>
          <chart:axis chart:dimension="x" chart:name="primary-x" chart:style-name="ch5" chartooo:axis-type="auto">
            <chartooo:date-scale/>
            <chart:title svg:x="7.922cm" svg:y="8.014cm" chart:style-name="ch6">
              <text:p>Image Size</text:p>
            </chart:title>
            <chart:categories table:cell-range-address="local-table.$A$2:.$A$9"/>
          </chart:axis>
          <chart:axis chart:dimension="y" chart:name="primary-y" chart:style-name="ch7">
            <chart:title svg:x="0.451cm" svg:y="5.296cm" chart:style-name="ch8">
              <text:p>Time(ms)</text:p>
            </chart:title>
            <chart:grid chart:style-name="ch9" chart:class="major"/>
          </chart:axis>
          <chart:series chart:style-name="ch10" chart:values-cell-range-address="local-table.$B$2:.$B$9" chart:label-cell-address="local-table.$B$1" chart:class="chart:bar">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GPU Time(no L1 &amp; L2)</text:p>
              </table:table-cell>
            </table:table-row>
          </table:table-header-rows>
          <table:table-rows>
            <table:table-row>
              <table:table-cell office:value-type="string">
                <text:p>64 x 64</text:p>
              </table:table-cell>
              <table:table-cell office:value-type="float" office:value="0.085856">
                <text:p>0.085856</text:p>
              </table:table-cell>
            </table:table-row>
            <table:table-row>
              <table:table-cell office:value-type="string">
                <text:p>128 x 128</text:p>
              </table:table-cell>
              <table:table-cell office:value-type="float" office:value="0.09792">
                <text:p>0.09792</text:p>
              </table:table-cell>
            </table:table-row>
            <table:table-row>
              <table:table-cell office:value-type="string">
                <text:p>256 x 256</text:p>
              </table:table-cell>
              <table:table-cell office:value-type="float" office:value="0.25808">
                <text:p>0.25808</text:p>
              </table:table-cell>
            </table:table-row>
            <table:table-row>
              <table:table-cell office:value-type="string">
                <text:p>512 x 512</text:p>
              </table:table-cell>
              <table:table-cell office:value-type="float" office:value="1.056896">
                <text:p>1.056896</text:p>
              </table:table-cell>
            </table:table-row>
            <table:table-row>
              <table:table-cell office:value-type="string">
                <text:p>1024 x 1024</text:p>
              </table:table-cell>
              <table:table-cell office:value-type="float" office:value="6.644608">
                <text:p>6.644608</text:p>
              </table:table-cell>
            </table:table-row>
            <table:table-row>
              <table:table-cell office:value-type="string">
                <text:p>2048 x 2048</text:p>
              </table:table-cell>
              <table:table-cell office:value-type="float" office:value="17.769632">
                <text:p>17.769632</text:p>
              </table:table-cell>
            </table:table-row>
            <table:table-row>
              <table:table-cell office:value-type="string">
                <text:p>4096 x 4096</text:p>
              </table:table-cell>
              <table:table-cell office:value-type="float" office:value="72.729088">
                <text:p>72.729088</text:p>
              </table:table-cell>
            </table:table-row>
            <table:table-row>
              <table:table-cell office:value-type="string">
                <text:p>8192 x 8192</text:p>
              </table:table-cell>
              <table:table-cell office:value-type="float" office:value="333.477081">
                <text:p>333.47708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917cm" svg:height="8.999cm" xlink:href="." xlink:type="simple" chart:class="chart:bar" chart:style-name="ch1">
        <chart:title svg:x="7.549cm" svg:y="0.315cm" chart:style-name="ch2">
          <text:p>GPU times comparison</text:p>
        </chart:title>
        <chart:legend chart:legend-position="end" svg:x="15.686cm" svg:y="3.696cm" style:legend-expansion="high" chart:style-name="ch3"/>
        <chart:plot-area chart:style-name="ch4" chart:data-source-has-labels="both" svg:x="1.413cm" svg:y="1.305cm" svg:width="13.875cm" svg:height="6.53cm">
          <chartooo:coordinate-region svg:x="2.225cm" svg:y="1.506cm" svg:width="12.888cm" svg:height="5.276cm"/>
          <chart:axis chart:dimension="x" chart:name="primary-x" chart:style-name="ch5" chartooo:axis-type="auto">
            <chartooo:date-scale/>
            <chart:title svg:x="6.943cm" svg:y="8.014cm" chart:style-name="ch6">
              <text:p>Image Size(pixels)</text:p>
            </chart:title>
            <chart:categories table:cell-range-address="local-table.$A$2:.$A$9"/>
          </chart:axis>
          <chart:axis chart:dimension="y" chart:name="primary-y" chart:style-name="ch7">
            <chart:title svg:x="0.451cm" svg:y="5.296cm" chart:style-name="ch8">
              <text:p>Time(ms)</text:p>
            </chart:title>
            <chart:grid chart:style-name="ch9" chart:class="major"/>
          </chart:axis>
          <chart:series chart:style-name="ch10" chart:values-cell-range-address="local-table.$B$2:.$B$9" chart:label-cell-address="local-table.$B$1" chart:class="chart:bar">
            <chart:data-point chart:repeated="8"/>
          </chart:series>
          <chart:series chart:style-name="ch11" chart:values-cell-range-address="local-table.$C$2:.$C$9" chart:label-cell-address="local-table.$C$1" chart:class="chart:bar">
            <chart:data-point chart:repeated="8"/>
          </chart:series>
          <chart:series chart:style-name="ch12" chart:values-cell-range-address="local-table.$D$2:.$D$9" chart:label-cell-address="local-table.$D$1" chart:class="chart:bar">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GPU_Time(ms)</text:p>
              </table:table-cell>
              <table:table-cell office:value-type="string">
                <text:p>GPU Time (no_L1)</text:p>
              </table:table-cell>
              <table:table-cell office:value-type="string">
                <text:p>GPU Time(no L1 &amp; L2)</text:p>
              </table:table-cell>
            </table:table-row>
          </table:table-header-rows>
          <table:table-rows>
            <table:table-row>
              <table:table-cell office:value-type="string">
                <text:p>64 x 64</text:p>
              </table:table-cell>
              <table:table-cell office:value-type="float" office:value="0.086144">
                <text:p>0.086144</text:p>
              </table:table-cell>
              <table:table-cell office:value-type="float" office:value="0.085472">
                <text:p>0.085472</text:p>
              </table:table-cell>
              <table:table-cell office:value-type="float" office:value="0.085856">
                <text:p>0.085856</text:p>
              </table:table-cell>
            </table:table-row>
            <table:table-row>
              <table:table-cell office:value-type="string">
                <text:p>128 x 128</text:p>
              </table:table-cell>
              <table:table-cell office:value-type="float" office:value="0.064544">
                <text:p>0.064544</text:p>
              </table:table-cell>
              <table:table-cell office:value-type="float" office:value="0.101952">
                <text:p>0.101952</text:p>
              </table:table-cell>
              <table:table-cell office:value-type="float" office:value="0.09792">
                <text:p>0.09792</text:p>
              </table:table-cell>
            </table:table-row>
            <table:table-row>
              <table:table-cell office:value-type="string">
                <text:p>256 x 256</text:p>
              </table:table-cell>
              <table:table-cell office:value-type="float" office:value="0.154208">
                <text:p>0.154208</text:p>
              </table:table-cell>
              <table:table-cell office:value-type="float" office:value="0.281312">
                <text:p>0.281312</text:p>
              </table:table-cell>
              <table:table-cell office:value-type="float" office:value="0.25808">
                <text:p>0.25808</text:p>
              </table:table-cell>
            </table:table-row>
            <table:table-row>
              <table:table-cell office:value-type="string">
                <text:p>512 x 512</text:p>
              </table:table-cell>
              <table:table-cell office:value-type="float" office:value="0.584096">
                <text:p>0.584096</text:p>
              </table:table-cell>
              <table:table-cell office:value-type="float" office:value="1.098944">
                <text:p>1.098944</text:p>
              </table:table-cell>
              <table:table-cell office:value-type="float" office:value="1.056896">
                <text:p>1.056896</text:p>
              </table:table-cell>
            </table:table-row>
            <table:table-row>
              <table:table-cell office:value-type="string">
                <text:p>1024 x 1024</text:p>
              </table:table-cell>
              <table:table-cell office:value-type="float" office:value="2.626464">
                <text:p>2.626464</text:p>
              </table:table-cell>
              <table:table-cell office:value-type="float" office:value="4.398656">
                <text:p>4.398656</text:p>
              </table:table-cell>
              <table:table-cell office:value-type="float" office:value="6.644608">
                <text:p>6.644608</text:p>
              </table:table-cell>
            </table:table-row>
            <table:table-row>
              <table:table-cell office:value-type="string">
                <text:p>2048 x 2048</text:p>
              </table:table-cell>
              <table:table-cell office:value-type="float" office:value="9.151168">
                <text:p>9.151168</text:p>
              </table:table-cell>
              <table:table-cell office:value-type="float" office:value="17.587423">
                <text:p>17.587423</text:p>
              </table:table-cell>
              <table:table-cell office:value-type="float" office:value="17.769632">
                <text:p>17.769632</text:p>
              </table:table-cell>
            </table:table-row>
            <table:table-row>
              <table:table-cell office:value-type="string">
                <text:p>4096 x 4096</text:p>
              </table:table-cell>
              <table:table-cell office:value-type="float" office:value="36.482143">
                <text:p>36.482143</text:p>
              </table:table-cell>
              <table:table-cell office:value-type="float" office:value="70.379135">
                <text:p>70.379135</text:p>
              </table:table-cell>
              <table:table-cell office:value-type="float" office:value="72.729088">
                <text:p>72.729088</text:p>
              </table:table-cell>
            </table:table-row>
            <table:table-row>
              <table:table-cell office:value-type="string">
                <text:p>8192 x 8192</text:p>
              </table:table-cell>
              <table:table-cell office:value-type="float" office:value="147.393433">
                <text:p>147.393433</text:p>
              </table:table-cell>
              <table:table-cell office:value-type="float" office:value="281.569183">
                <text:p>281.569183</text:p>
              </table:table-cell>
              <table:table-cell office:value-type="float" office:value="333.477081">
                <text:p>333.47708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0.108cm" svg:height="8.999cm" xlink:href="." xlink:type="simple" chart:class="chart:bar" chart:style-name="ch1">
        <chart:title svg:x="5.319cm" svg:y="0.315cm" chart:style-name="ch2">
          <text:p>Gpu Times Comparison for Image size 64 -512</text:p>
        </chart:title>
        <chart:legend chart:legend-position="end" svg:x="15.877cm" svg:y="3.696cm" style:legend-expansion="high" chart:style-name="ch3"/>
        <chart:plot-area chart:style-name="ch4" chart:data-source-has-labels="both" svg:x="1.417cm" svg:y="1.305cm" svg:width="14.058cm" svg:height="6.53cm">
          <chartooo:coordinate-region svg:x="2.149cm" svg:y="1.506cm" svg:width="13.326cm" svg:height="5.678cm"/>
          <chart:axis chart:dimension="x" chart:name="primary-x" chart:style-name="ch5" chartooo:axis-type="auto">
            <chartooo:date-scale/>
            <chart:title svg:x="7.172cm" svg:y="8.014cm" chart:style-name="ch6">
              <text:p>Image Size(pxls)</text:p>
            </chart:title>
            <chart:categories table:cell-range-address="local-table.$A$2:.$A$5"/>
          </chart:axis>
          <chart:axis chart:dimension="y" chart:name="primary-y" chart:style-name="ch7">
            <chart:title svg:x="0.451cm" svg:y="5.296cm" chart:style-name="ch8">
              <text:p>Time(ms)</text:p>
            </chart:title>
            <chart:grid chart:style-name="ch9"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GPU_Time(ms)</text:p>
              </table:table-cell>
              <table:table-cell office:value-type="string">
                <text:p>GPU Time (no_L1)</text:p>
              </table:table-cell>
              <table:table-cell office:value-type="string">
                <text:p>GPU Time(no L1 &amp; L2)</text:p>
              </table:table-cell>
            </table:table-row>
          </table:table-header-rows>
          <table:table-rows>
            <table:table-row>
              <table:table-cell office:value-type="string">
                <text:p>64 x 64</text:p>
              </table:table-cell>
              <table:table-cell office:value-type="float" office:value="0.086144">
                <text:p>0.086144</text:p>
              </table:table-cell>
              <table:table-cell office:value-type="float" office:value="0.085472">
                <text:p>0.085472</text:p>
              </table:table-cell>
              <table:table-cell office:value-type="float" office:value="0.085856">
                <text:p>0.085856</text:p>
              </table:table-cell>
            </table:table-row>
            <table:table-row>
              <table:table-cell office:value-type="string">
                <text:p>128 x 128</text:p>
              </table:table-cell>
              <table:table-cell office:value-type="float" office:value="0.064544">
                <text:p>0.064544</text:p>
              </table:table-cell>
              <table:table-cell office:value-type="float" office:value="0.101952">
                <text:p>0.101952</text:p>
              </table:table-cell>
              <table:table-cell office:value-type="float" office:value="0.09792">
                <text:p>0.09792</text:p>
              </table:table-cell>
            </table:table-row>
            <table:table-row>
              <table:table-cell office:value-type="string">
                <text:p>256 x 256</text:p>
              </table:table-cell>
              <table:table-cell office:value-type="float" office:value="0.154208">
                <text:p>0.154208</text:p>
              </table:table-cell>
              <table:table-cell office:value-type="float" office:value="0.281312">
                <text:p>0.281312</text:p>
              </table:table-cell>
              <table:table-cell office:value-type="float" office:value="0.25808">
                <text:p>0.25808</text:p>
              </table:table-cell>
            </table:table-row>
            <table:table-row>
              <table:table-cell office:value-type="string">
                <text:p>512 x 512</text:p>
              </table:table-cell>
              <table:table-cell office:value-type="float" office:value="0.584096">
                <text:p>0.584096</text:p>
              </table:table-cell>
              <table:table-cell office:value-type="float" office:value="1.098944">
                <text:p>1.098944</text:p>
              </table:table-cell>
              <table:table-cell office:value-type="float" office:value="1.056896">
                <text:p>1.05689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31cm" svg:height="9.911cm" xlink:href="." xlink:type="simple" chart:class="chart:bar" chart:style-name="ch1">
        <chart:title svg:x="6.663cm" svg:y="0.334cm" chart:style-name="ch2">
          <text:p>Gpu Time - Image size Diagram</text:p>
        </chart:title>
        <chart:legend chart:legend-position="end" svg:x="16.696cm" svg:y="4.654cm" style:legend-expansion="high" chart:style-name="ch3"/>
        <chart:plot-area chart:style-name="ch4" chart:data-source-has-labels="both" svg:x="1.411cm" svg:y="1.343cm" svg:width="14.889cm" svg:height="7.385cm">
          <chartooo:coordinate-region svg:x="2.223cm" svg:y="1.544cm" svg:width="13.966cm" svg:height="6.131cm"/>
          <chart:axis chart:dimension="x" chart:name="primary-x" chart:style-name="ch5" chartooo:axis-type="auto">
            <chartooo:date-scale/>
            <chart:title svg:x="7.581cm" svg:y="8.926cm" chart:style-name="ch6">
              <text:p>Image Size(pxls)</text:p>
            </chart:title>
            <chart:categories table:cell-range-address="local-table.$A$2:.$A$9"/>
          </chart:axis>
          <chart:axis chart:dimension="y" chart:name="primary-y" chart:style-name="ch7">
            <chart:title svg:x="0.451cm" svg:y="5.761cm" chart:style-name="ch8">
              <text:p>Time(ms)</text:p>
            </chart:title>
            <chart:grid chart:style-name="ch9" chart:class="major"/>
          </chart:axis>
          <chart:series chart:style-name="ch10" chart:values-cell-range-address="local-table.$B$2:.$B$9" chart:label-cell-address="local-table.$B$1" chart:class="chart:bar">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GPU_Time(ms)</text:p>
              </table:table-cell>
            </table:table-row>
          </table:table-header-rows>
          <table:table-rows>
            <table:table-row>
              <table:table-cell office:value-type="string">
                <text:p>64 x 64</text:p>
              </table:table-cell>
              <table:table-cell office:value-type="float" office:value="0.071296">
                <text:p>0.071296</text:p>
              </table:table-cell>
            </table:table-row>
            <table:table-row>
              <table:table-cell office:value-type="string">
                <text:p>128 x 128</text:p>
              </table:table-cell>
              <table:table-cell office:value-type="float" office:value="0.127968">
                <text:p>0.127968</text:p>
              </table:table-cell>
            </table:table-row>
            <table:table-row>
              <table:table-cell office:value-type="string">
                <text:p>256 x 256</text:p>
              </table:table-cell>
              <table:table-cell office:value-type="float" office:value="0.331328">
                <text:p>0.331328</text:p>
              </table:table-cell>
            </table:table-row>
            <table:table-row>
              <table:table-cell office:value-type="string">
                <text:p>512 x 512</text:p>
              </table:table-cell>
              <table:table-cell office:value-type="float" office:value="1.197408">
                <text:p>1.197408</text:p>
              </table:table-cell>
            </table:table-row>
            <table:table-row>
              <table:table-cell office:value-type="string">
                <text:p>1024 x 1024</text:p>
              </table:table-cell>
              <table:table-cell office:value-type="float" office:value="4.665472">
                <text:p>4.665472</text:p>
              </table:table-cell>
            </table:table-row>
            <table:table-row>
              <table:table-cell office:value-type="string">
                <text:p>2048 x 2048</text:p>
              </table:table-cell>
              <table:table-cell office:value-type="float" office:value="18.584801">
                <text:p>18.584801</text:p>
              </table:table-cell>
            </table:table-row>
            <table:table-row>
              <table:table-cell office:value-type="string">
                <text:p>4096 x 4096</text:p>
              </table:table-cell>
              <table:table-cell office:value-type="float" office:value="74.381889">
                <text:p>74.381889</text:p>
              </table:table-cell>
            </table:table-row>
            <table:table-row>
              <table:table-cell office:value-type="string">
                <text:p>8192 x 8192</text:p>
              </table:table-cell>
              <table:table-cell office:value-type="float" office:value="298.296356">
                <text:p>298.2963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189cm" svg:height="9.507cm" xlink:href="." xlink:type="simple" chart:class="chart:bar" chart:style-name="ch1">
        <chart:title svg:x="6.067cm" svg:y="0.326cm" chart:style-name="ch2">
          <text:p>Gpu Time (no L1) - Image size Diagram</text:p>
        </chart:title>
        <chart:legend chart:legend-position="end" svg:x="16.6cm" svg:y="4.452cm" style:legend-expansion="high" chart:style-name="ch3"/>
        <chart:plot-area chart:style-name="ch4" chart:data-source-has-labels="both" svg:x="1.418cm" svg:y="1.327cm" svg:width="14.779cm" svg:height="7.005cm">
          <chartooo:coordinate-region svg:x="2.23cm" svg:y="1.528cm" svg:width="13.849cm" svg:height="5.751cm"/>
          <chart:axis chart:dimension="x" chart:name="primary-x" chart:style-name="ch5" chartooo:axis-type="auto">
            <chartooo:date-scale/>
            <chart:title svg:x="7.453cm" svg:y="8.522cm" chart:style-name="ch6">
              <text:p>Images Size(pxls)</text:p>
            </chart:title>
            <chart:categories table:cell-range-address="local-table.$A$2:.$A$9"/>
          </chart:axis>
          <chart:axis chart:dimension="y" chart:name="primary-y" chart:style-name="ch7">
            <chart:title svg:x="0.451cm" svg:y="5.555cm" chart:style-name="ch8">
              <text:p>Time(ms)</text:p>
            </chart:title>
            <chart:grid chart:style-name="ch9" chart:class="major"/>
          </chart:axis>
          <chart:series chart:style-name="ch10" chart:values-cell-range-address="local-table.$B$2:.$B$9" chart:label-cell-address="local-table.$B$1" chart:class="chart:bar">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GPU Time (no_L1)</text:p>
              </table:table-cell>
            </table:table-row>
          </table:table-header-rows>
          <table:table-rows>
            <table:table-row>
              <table:table-cell office:value-type="string">
                <text:p>64 x 64</text:p>
              </table:table-cell>
              <table:table-cell office:value-type="float" office:value="0.07328">
                <text:p>0.07328</text:p>
              </table:table-cell>
            </table:table-row>
            <table:table-row>
              <table:table-cell office:value-type="string">
                <text:p>128 x 128</text:p>
              </table:table-cell>
              <table:table-cell office:value-type="float" office:value="0.143296">
                <text:p>0.143296</text:p>
              </table:table-cell>
            </table:table-row>
            <table:table-row>
              <table:table-cell office:value-type="string">
                <text:p>256 x 256</text:p>
              </table:table-cell>
              <table:table-cell office:value-type="float" office:value="0.362208">
                <text:p>0.362208</text:p>
              </table:table-cell>
            </table:table-row>
            <table:table-row>
              <table:table-cell office:value-type="string">
                <text:p>512 x 512</text:p>
              </table:table-cell>
              <table:table-cell office:value-type="float" office:value="1.316992">
                <text:p>1.316992</text:p>
              </table:table-cell>
            </table:table-row>
            <table:table-row>
              <table:table-cell office:value-type="string">
                <text:p>1024 x 1024</text:p>
              </table:table-cell>
              <table:table-cell office:value-type="float" office:value="5.167456">
                <text:p>5.167456</text:p>
              </table:table-cell>
            </table:table-row>
            <table:table-row>
              <table:table-cell office:value-type="string">
                <text:p>2048 x 2048</text:p>
              </table:table-cell>
              <table:table-cell office:value-type="float" office:value="20.620928">
                <text:p>20.620928</text:p>
              </table:table-cell>
            </table:table-row>
            <table:table-row>
              <table:table-cell office:value-type="string">
                <text:p>4096 x 4096</text:p>
              </table:table-cell>
              <table:table-cell office:value-type="float" office:value="82.551712">
                <text:p>82.551712</text:p>
              </table:table-cell>
            </table:table-row>
            <table:table-row>
              <table:table-cell office:value-type="string">
                <text:p>8192 x 8192</text:p>
              </table:table-cell>
              <table:table-cell office:value-type="float" office:value="330.990509">
                <text:p>330.99050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graphic-properties svg:stroke-color="#3c3c3c" draw:fill-color="#000000"/>
      <style:text-properties fo:color="#000000" fo:font-family="Arial" fo:font-size="11pt" fo:font-weight="bold" style:font-size-asian="11pt" style:font-weight-asian="bold" style:font-family-complex="Arial" style:font-size-complex="11pt" style:font-weight-complex="bold"/>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minimum="0" chart:maximum="1024" chart:interval-major="64" chart:interval-minor-divisor="2" chart:reverse-direction="false" text:line-break="false" chart:link-data-style-to-source="false" chart:axis-position="0" chart:tick-mark-position="at-axis"/>
      <style:text-properties fo:color="#000000" fo:font-family="Arial" fo:font-size="9.5pt" style:font-size-asian="9.5pt" style:font-family-complex="Arial" style:font-size-complex="9.5pt"/>
    </style:style>
    <style:style style:name="ch5" style:family="chart">
      <style:chart-properties style:rotation-angle="0"/>
      <style:graphic-properties svg:stroke-color="#3c3c3c" draw:fill-color="#000000"/>
      <style:text-properties fo:color="#000000" fo:font-family="Arial" fo:font-size="9.5pt" fo:font-weight="bold" style:font-size-asian="9.5pt" style:font-weight-asian="bold" style:font-family-complex="Arial" style:font-size-complex="9.5pt" style:font-weight-complex="bold"/>
    </style:style>
    <style:style style:name="ch6" style:family="chart" style:data-style-name="N0">
      <style:chart-properties chart:display-label="true" chart:logarithmic="false" chart:maximum="64" chart:interval-major="8" chart:interval-minor-divisor="8" chart:reverse-direction="false" text:line-break="false" chart:link-data-style-to-source="false" chart:axis-position="0" chart:tick-mark-position="at-axis"/>
      <style:text-properties fo:color="#000000" fo:font-family="Arial" fo:font-size="9.5pt" style:font-size-asian="9.5pt" style:font-family-complex="Arial" style:font-size-complex="9.5pt"/>
    </style:style>
    <style:style style:name="ch7" style:family="chart">
      <style:chart-properties style:rotation-angle="90"/>
      <style:graphic-properties svg:stroke-color="#3c3c3c" draw:fill-color="#000000"/>
      <style:text-properties fo:color="#000000" fo:font-family="Arial" fo:font-size="9.5pt" fo:font-weight="bold" style:font-size-asian="9.5pt" style:font-weight-asian="bold" style:font-family-complex="Arial" style:font-size-complex="9.5pt" style:font-weight-complex="bold"/>
    </style:style>
    <style:style style:name="ch8" style:family="chart" style:data-style-name="N0">
      <style:chart-properties chart:symbol-type="named-symbol" chart:symbol-name="diamond" chart:symbol-width="0.176cm" chart:symbol-height="0.176cm" chart:link-data-style-to-source="true"/>
      <style:graphic-properties svg:stroke-width="0.035cm" svg:stroke-color="#000080" draw:fill-color="#000080"/>
      <style:text-properties fo:font-size="10pt" style:font-size-asian="10pt" style:font-size-complex="10pt"/>
    </style:style>
    <style:style style:name="ch9" style:family="chart" style:data-style-name="N0">
      <style:chart-properties chart:symbol-type="named-symbol" chart:symbol-name="arrow-up" chart:symbol-width="0.388cm" chart:symbol-height="0.388cm" chart:link-data-style-to-source="true" chart:data-label-number="none" chart:data-label-text="true" chart:data-label-symbol="false" chart:label-position="right"/>
      <style:graphic-properties svg:stroke-width="0.035cm" svg:stroke-color="#ff0000" draw:fill-color="#ff0000"/>
      <style:text-properties fo:color="#000000" fo:font-family="Arial" fo:font-size="8pt" style:font-size-asian="8pt" style:font-family-complex="Arial" style:font-size-complex="8pt"/>
    </style:style>
    <style:style style:name="ch10" style:family="chart">
      <style:chart-properties chart:solid-type="cuboid" chart:symbol-type="named-symbol" chart:symbol-name="arrow-up" chart:symbol-width="0.388cm" chart:symbol-height="0.388cm"/>
    </style:style>
    <style:style style:name="ch11" style:family="chart">
      <style:graphic-properties draw:stroke="solid" svg:stroke-width="0.035cm" svg:stroke-color="#808080" draw:fill="solid" draw:fill-color="#c0c0c0"/>
    </style:style>
    <style:style style:name="ch12" style:family="chart">
      <style:graphic-properties draw:fill-color="#d9d9d9"/>
    </style:style>
  </office:automatic-styles>
  <office:body>
    <office:chart>
      <chart:chart svg:width="14.564cm" svg:height="10.191cm" xlink:href="." xlink:type="simple" chart:class="chart:scatter" chart:style-name="ch1">
        <chart:title svg:x="4.582cm" svg:y="0.209cm" chart:style-name="ch2">
          <text:p>Impact of Varying Block Size</text:p>
        </chart:title>
        <chart:plot-area chart:style-name="ch3" chart:data-source-has-labels="both" svg:x="1.238cm" svg:y="1.574cm" svg:width="12.95cm" svg:height="8.143cm">
          <chartooo:coordinate-region svg:x="1.863cm" svg:y="1.775cm" svg:width="11.949cm" svg:height="7.291cm"/>
          <chart:axis chart:dimension="x" chart:name="primary-x" chart:style-name="ch4" chartooo:axis-type="auto">
            <chart:title svg:x="6.248cm" svg:y="9.589cm" chart:style-name="ch5">
              <text:p>Threads Per Block</text:p>
            </chart:title>
            <chart:categories table:cell-range-address="local-table.$A$2:.$A$97"/>
          </chart:axis>
          <chart:axis chart:dimension="y" chart:name="primary-y" chart:style-name="ch6">
            <chart:title svg:x="0.108cm" svg:y="6.024cm" chart:style-name="ch7">
              <text:p>Multiprocessor Warp Occupancy
(# warps)</text:p>
            </chart:title>
            <chart:grid chart:class="major"/>
          </chart:axis>
          <chart:series chart:style-name="ch8" chart:values-cell-range-address="local-table.$C$2:.$C$97" chart:label-cell-address="local-table.$C$1" chart:class="chart:scatter">
            <chart:domain table:cell-range-address="local-table.$B$2:.$B$97"/>
            <chart:data-point chart:repeated="96"/>
          </chart:series>
          <chart:series chart:style-name="ch9" chart:values-cell-range-address="local-table.$E$2:.$E$97" chart:label-cell-address="local-table.$E$1" chart:class="chart:scatter">
            <chart:domain table:cell-range-address="local-table.$D$2:.$D$97"/>
            <chart:data-point chart:style-name="ch10"/>
            <chart:data-point chart:repeated="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Warp Occupancy</text:p>
              </table:table-cell>
              <table:table-cell office:value-type="string">
                <text:p/>
              </table:table-cell>
              <table:table-cell office:value-type="string">
                <text:p>My Block Size</text:p>
              </table:table-cell>
            </table:table-row>
          </table:table-header-rows>
          <table:table-rows>
            <table:table-row>
              <table:table-cell office:value-type="string">
                <text:p>1</text:p>
              </table:table-cell>
              <table:table-cell office:value-type="float" office:value="32">
                <text:p>32</text:p>
              </table:table-cell>
              <table:table-cell office:value-type="float" office:value="8">
                <text:p>8</text:p>
              </table:table-cell>
              <table:table-cell office:value-type="float" office:value="1024">
                <text:p>1024</text:p>
              </table:table-cell>
              <table:table-cell office:value-type="float" office:value="32">
                <text:p>32</text:p>
              </table:table-cell>
            </table:table-row>
            <table:table-row>
              <table:table-cell office:value-type="string">
                <text:p>2</text:p>
              </table:table-cell>
              <table:table-cell office:value-type="float" office:value="64">
                <text:p>6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28">
                <text:p>12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0">
                <text:p>160</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92">
                <text:p>192</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224">
                <text:p>224</text:p>
              </table:table-cell>
              <table:table-cell office:value-type="float" office:value="42">
                <text:p>42</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56">
                <text:p>256</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88">
                <text:p>288</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320">
                <text:p>320</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52">
                <text:p>352</text:p>
              </table:table-cell>
              <table:table-cell office:value-type="float" office:value="44">
                <text:p>44</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384">
                <text:p>384</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16">
                <text:p>416</text:p>
              </table:table-cell>
              <table:table-cell office:value-type="float" office:value="39">
                <text:p>39</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448">
                <text:p>448</text:p>
              </table:table-cell>
              <table:table-cell office:value-type="float" office:value="42">
                <text:p>42</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80">
                <text:p>480</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12">
                <text:p>512</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544">
                <text:p>544</text:p>
              </table:table-cell>
              <table:table-cell office:value-type="float" office:value="34">
                <text:p>34</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576">
                <text:p>576</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608">
                <text:p>608</text:p>
              </table:table-cell>
              <table:table-cell office:value-type="float" office:value="38">
                <text:p>38</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640">
                <text:p>640</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672">
                <text:p>672</text:p>
              </table:table-cell>
              <table:table-cell office:value-type="float" office:value="42">
                <text:p>42</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704">
                <text:p>704</text:p>
              </table:table-cell>
              <table:table-cell office:value-type="float" office:value="44">
                <text:p>44</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736">
                <text:p>736</text:p>
              </table:table-cell>
              <table:table-cell office:value-type="float" office:value="46">
                <text:p>46</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768">
                <text:p>768</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800">
                <text:p>800</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832">
                <text:p>832</text:p>
              </table:table-cell>
              <table:table-cell office:value-type="float" office:value="26">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864">
                <text:p>864</text:p>
              </table:table-cell>
              <table:table-cell office:value-type="float" office:value="27">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896">
                <text:p>896</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928">
                <text:p>928</text:p>
              </table:table-cell>
              <table:table-cell office:value-type="float" office:value="29">
                <text:p>29</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960">
                <text:p>960</text:p>
              </table:table-cell>
              <table:table-cell office:value-type="float" office:value="30">
                <text:p>30</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992">
                <text:p>992</text:p>
              </table:table-cell>
              <table:table-cell office:value-type="float" office:value="31">
                <text:p>31</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024">
                <text:p>102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056">
                <text:p>1056</text:p>
              </table:table-cell>
              <table:table-cell office:value-type="float" office:value="33">
                <text:p>33</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088">
                <text:p>1088</text:p>
              </table:table-cell>
              <table:table-cell office:value-type="float" office:value="34">
                <text:p>34</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120">
                <text:p>1120</text:p>
              </table:table-cell>
              <table:table-cell office:value-type="float" office:value="35">
                <text:p>35</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152">
                <text:p>1152</text:p>
              </table:table-cell>
              <table:table-cell office:value-type="float" office:value="36">
                <text:p>36</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184">
                <text:p>1184</text:p>
              </table:table-cell>
              <table:table-cell office:value-type="float" office:value="37">
                <text:p>37</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1216">
                <text:p>1216</text:p>
              </table:table-cell>
              <table:table-cell office:value-type="float" office:value="38">
                <text:p>38</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1248">
                <text:p>1248</text:p>
              </table:table-cell>
              <table:table-cell office:value-type="float" office:value="39">
                <text:p>39</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1280">
                <text:p>1280</text:p>
              </table:table-cell>
              <table:table-cell office:value-type="float" office:value="40">
                <text:p>40</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1312">
                <text:p>1312</text:p>
              </table:table-cell>
              <table:table-cell office:value-type="float" office:value="41">
                <text:p>41</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1344">
                <text:p>1344</text:p>
              </table:table-cell>
              <table:table-cell office:value-type="float" office:value="42">
                <text:p>4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1376">
                <text:p>1376</text:p>
              </table:table-cell>
              <table:table-cell office:value-type="float" office:value="43">
                <text:p>43</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1408">
                <text:p>1408</text:p>
              </table:table-cell>
              <table:table-cell office:value-type="float" office:value="44">
                <text:p>44</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1440">
                <text:p>1440</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1472">
                <text:p>1472</text:p>
              </table:table-cell>
              <table:table-cell office:value-type="float" office:value="46">
                <text:p>46</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1504">
                <text:p>1504</text:p>
              </table:table-cell>
              <table:table-cell office:value-type="float" office:value="47">
                <text:p>47</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1536">
                <text:p>1536</text:p>
              </table:table-cell>
              <table:table-cell office:value-type="float" office:value="48">
                <text:p>48</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1568">
                <text:p>15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1600">
                <text:p>1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1632">
                <text:p>16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1664">
                <text:p>16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1696">
                <text:p>16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1728">
                <text:p>17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1760">
                <text:p>17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1792">
                <text:p>17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1824">
                <text:p>18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1856">
                <text:p>18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1888">
                <text:p>18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1920">
                <text:p>19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952">
                <text:p>19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2016">
                <text:p>20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2048">
                <text:p>20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2080">
                <text:p>20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2112">
                <text:p>21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2144">
                <text:p>21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2176">
                <text:p>21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2208">
                <text:p>22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2240">
                <text:p>22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2272">
                <text:p>22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2304">
                <text:p>230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2336">
                <text:p>233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2368">
                <text:p>23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2400">
                <text:p>2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2432">
                <text:p>2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2464">
                <text:p>24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2496">
                <text:p>24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2528">
                <text:p>25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2560">
                <text:p>25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2592">
                <text:p>25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2624">
                <text:p>26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2656">
                <text:p>26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2688">
                <text:p>26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2720">
                <text:p>27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2752">
                <text:p>27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2784">
                <text:p>27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2816">
                <text:p>28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2848">
                <text:p>28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2880">
                <text:p>28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2912">
                <text:p>29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2944">
                <text:p>29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2976">
                <text:p>29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3008">
                <text:p>30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3040">
                <text:p>30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3072">
                <text:p>30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51cm" svg:height="9.325cm" xlink:href="." xlink:type="simple" chart:class="chart:bar" chart:style-name="ch1">
        <chart:title svg:x="5.207cm" svg:y="0.322cm" chart:style-name="ch2">
          <text:p>Gpu Time (no L1 &amp; L2) - Image size Diagram</text:p>
        </chart:title>
        <chart:legend chart:legend-position="end" svg:x="15.279cm" svg:y="4.361cm" style:legend-expansion="high" chart:style-name="ch3"/>
        <chart:plot-area chart:style-name="ch4" chart:data-source-has-labels="both" svg:x="1.405cm" svg:y="1.319cm" svg:width="13.484cm" svg:height="6.835cm">
          <chartooo:coordinate-region svg:x="2.217cm" svg:y="1.521cm" svg:width="12.472cm" svg:height="5.58cm"/>
          <chart:axis chart:dimension="x" chart:name="primary-x" chart:style-name="ch5" chartooo:axis-type="auto">
            <chartooo:date-scale/>
            <chart:title svg:x="6.873cm" svg:y="8.34cm" chart:style-name="ch6">
              <text:p>Image Size(pxls)</text:p>
            </chart:title>
            <chart:categories table:cell-range-address="local-table.$A$2:.$A$9"/>
          </chart:axis>
          <chart:axis chart:dimension="y" chart:name="primary-y" chart:style-name="ch7">
            <chart:title svg:x="0.451cm" svg:y="5.462cm" chart:style-name="ch8">
              <text:p>Time(ms)</text:p>
            </chart:title>
            <chart:grid chart:style-name="ch9" chart:class="major"/>
          </chart:axis>
          <chart:series chart:style-name="ch10" chart:values-cell-range-address="local-table.$B$2:.$B$9" chart:label-cell-address="local-table.$B$1" chart:class="chart:bar">
            <chart:data-point chart:repeated="8"/>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GPU Time(no L1 &amp; L2)</text:p>
              </table:table-cell>
            </table:table-row>
          </table:table-header-rows>
          <table:table-rows>
            <table:table-row>
              <table:table-cell office:value-type="string">
                <text:p>64 x 64</text:p>
              </table:table-cell>
              <table:table-cell office:value-type="float" office:value="0.070912">
                <text:p>0.070912</text:p>
              </table:table-cell>
            </table:table-row>
            <table:table-row>
              <table:table-cell office:value-type="string">
                <text:p>128 x 128</text:p>
              </table:table-cell>
              <table:table-cell office:value-type="float" office:value="0.127936">
                <text:p>0.127936</text:p>
              </table:table-cell>
            </table:table-row>
            <table:table-row>
              <table:table-cell office:value-type="string">
                <text:p>256 x 256</text:p>
              </table:table-cell>
              <table:table-cell office:value-type="float" office:value="0.379712">
                <text:p>0.379712</text:p>
              </table:table-cell>
            </table:table-row>
            <table:table-row>
              <table:table-cell office:value-type="string">
                <text:p>512 x 512</text:p>
              </table:table-cell>
              <table:table-cell office:value-type="float" office:value="1.606688">
                <text:p>1.606688</text:p>
              </table:table-cell>
            </table:table-row>
            <table:table-row>
              <table:table-cell office:value-type="string">
                <text:p>1024 x 1024</text:p>
              </table:table-cell>
              <table:table-cell office:value-type="float" office:value="7.702272">
                <text:p>7.702272</text:p>
              </table:table-cell>
            </table:table-row>
            <table:table-row>
              <table:table-cell office:value-type="string">
                <text:p>2048 x 2048</text:p>
              </table:table-cell>
              <table:table-cell office:value-type="float" office:value="25.187937">
                <text:p>25.187937</text:p>
              </table:table-cell>
            </table:table-row>
            <table:table-row>
              <table:table-cell office:value-type="string">
                <text:p>4096 x 4096</text:p>
              </table:table-cell>
              <table:table-cell office:value-type="float" office:value="116.802719">
                <text:p>116.802719</text:p>
              </table:table-cell>
            </table:table-row>
            <table:table-row>
              <table:table-cell office:value-type="string">
                <text:p>8192 x 8192</text:p>
              </table:table-cell>
              <table:table-cell office:value-type="float" office:value="511.51355">
                <text:p>511.5135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